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5.34mm"/>
    </style:style>
    <style:style style:name="co6" style:family="table-column">
      <style:table-column-properties fo:break-before="auto" style:column-width="184.1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3.2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4.32mm"/>
    </style:style>
    <style:style style:name="co12" style:family="table-column">
      <style:table-column-properties fo:break-before="auto" style:column-width="11.71mm"/>
    </style:style>
    <style:style style:name="co13" style:family="table-column">
      <style:table-column-properties fo:break-before="auto" style:column-width="103.91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59.62mm"/>
    </style:style>
    <style:style style:name="co16" style:family="table-column">
      <style:table-column-properties fo:break-before="auto" style:column-width="93.72mm"/>
    </style:style>
    <style:style style:name="co17" style:family="table-column">
      <style:table-column-properties fo:break-before="auto" style:column-width="78.69mm"/>
    </style:style>
    <style:style style:name="co18" style:family="table-column">
      <style:table-column-properties fo:break-before="auto" style:column-width="115.11mm"/>
    </style:style>
    <style:style style:name="co19" style:family="table-column">
      <style:table-column-properties fo:break-before="auto" style:column-width="4.07mm"/>
    </style:style>
    <style:style style:name="co20" style:family="table-column">
      <style:table-column-properties fo:break-before="auto" style:column-width="71.08mm"/>
    </style:style>
    <style:style style:name="co21" style:family="table-column">
      <style:table-column-properties fo:break-before="auto" style:column-width="8.91mm"/>
    </style:style>
    <style:style style:name="co22" style:family="table-column">
      <style:table-column-properties fo:break-before="auto" style:column-width="94.74mm"/>
    </style:style>
    <style:style style:name="co23" style:family="table-column">
      <style:table-column-properties fo:break-before="auto" style:column-width="11.2mm"/>
    </style:style>
    <style:style style:name="co24" style:family="table-column">
      <style:table-column-properties fo:break-before="auto" style:column-width="30.3mm"/>
    </style:style>
    <style:style style:name="co25" style:family="table-column">
      <style:table-column-properties fo:break-before="auto" style:column-width="33.58mm"/>
    </style:style>
    <style:style style:name="co26" style:family="table-column">
      <style:table-column-properties fo:break-before="auto" style:column-width="188.26mm"/>
    </style:style>
    <style:style style:name="co27" style:family="table-column">
      <style:table-column-properties fo:break-before="auto" style:column-width="38.68mm"/>
    </style:style>
    <style:style style:name="co28" style:family="table-column">
      <style:table-column-properties fo:break-before="auto" style:column-width="95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19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font-name="Liberation Mono"/>
    </style:style>
    <style:style style:name="ce22" style:family="table-cell" style:parent-style-name="Default" style:data-style-name="N113">
      <style:table-cell-properties style:rotation-align="none"/>
      <style:text-properties style:font-name="Liberation Mono"/>
    </style:style>
    <style:style style:name="ce2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10" style:family="table-cell" style:parent-style-name="Default">
      <style:text-properties style:font-name="Liberation Mono" fo:font-size="11pt" style:font-size-asian="11pt" style:font-size-complex="11pt"/>
    </style:style>
    <style:style style:name="ce11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8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3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normal" style:font-size-asian="12pt" style:font-weight-asian="normal" style:font-name-complex="Calibri" style:font-size-complex="12pt" style:font-weight-complex="normal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53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F$2:$Category.$F$40])" table:allow-empty-cell="false" table:display-list="unsorted" table:base-cell-address="Category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I47">
          <table:error-message table:message-type="stop" table:display="true"/>
        </table:content-validation>
        <table:content-validation table:name="val3" table:condition="of:cell-content-is-in-list([$Category.$F$2:$Category.$F$43])" table:allow-empty-cell="false" table:display-list="unsorted" table:base-cell-address="Category.B2">
          <table:error-message table:message-type="stop" table:display="true"/>
        </table:content-validation>
        <table:content-validation table:name="val4" table:condition="of:cell-content-is-in-list([$Category.$F$2:$Category.$F$43])" table:allow-empty-cell="false" table:display-list="unsorted" table:base-cell-address="Category.B39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4" table:number-columns-repeated="1014" table:default-cell-style-name="ce20"/>
        <table:table-column table:style-name="co7" table:number-columns-repeated="3" table:default-cell-style-name="Default"/>
        <table:table-row table:style-name="ro1">
          <table:table-cell table:style-name="ce16" table:number-columns-repeated="3"/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ategory</text:p>
          </table:table-cell>
          <table:table-cell table:style-name="ce16"/>
          <table:table-cell table:style-name="ce16" office:value-type="string" calcext:value-type="string">
            <text:p>Database Table Insert</text:p>
          </table:table-cell>
          <table:table-cell table:style-name="ce16" table:number-columns-repeated="1014"/>
          <table:table-cell table:style-name="ce23" table:number-columns-repeated="3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ousing Expenses</text:p>
          </table:table-cell>
          <table:table-cell table:style-name="ce2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Mortgage</text:p>
          </table:table-cell>
          <table:table-cell table:style-name="ce2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Rent</text:p>
          </table:table-cell>
          <table:table-cell table:style-name="ce2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Electricity</text:p>
          </table:table-cell>
          <table:table-cell table:style-name="ce2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Internet/Phone</text:p>
          </table:table-cell>
          <table:table-cell table:style-name="ce2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Household Items/Supplies</text:p>
          </table:table-cell>
          <table:table-cell table:style-name="ce22"/>
          <table:table-cell table:formula="of:=IF(ISTEXT([.A7]); CONCATENATE([.A7];TEXT(&quot;0&quot;;&quot;00&quot;)); CONCATENATE(&quot;A&quot;;TEXT([.A7];&quot;00&quot;)))" office:value-type="string" office:string-value="A05" calcext:value-type="string">
            <text:p>A05</text:p>
          </table:table-cell>
          <table:table-cell table:formula="of:=[.B7]" office:value-type="string" office:string-value="Household Items/Supplies" calcext:value-type="string">
            <text:p>Household Items/Supplies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05','Household Items/Supplies');" calcext:value-type="string">
            <text:p>INSERT INTO wcategory (cat_code,cat_name) VALUES ('A05','Household Items/Suppli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8]); CONCATENATE([.A8];TEXT(&quot;0&quot;;&quot;00&quot;)); CONCATENATE(&quot;A&quot;;TEXT([.A8];&quot;00&quot;)))" office:value-type="string" office:string-value="A99" calcext:value-type="string">
            <text:p>A99</text:p>
          </table:table-cell>
          <table:table-cell table:formula="of:=[.B8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ansportation</text:p>
          </table:table-cell>
          <table:table-cell table:style-name="ce22"/>
          <table:table-cell table:formula="of:=IF(ISTEXT([.A9]); CONCATENATE([.A9];TEXT(&quot;0&quot;;&quot;00&quot;)); CONCATENATE(&quot;A&quot;;TEXT([.A9];&quot;00&quot;)))" office:value-type="string" office:string-value="B00" calcext:value-type="string">
            <text:p>B00</text:p>
          </table:table-cell>
          <table:table-cell table:formula="of:=[.B9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Fuel</text:p>
          </table:table-cell>
          <table:table-cell table:style-name="ce22"/>
          <table:table-cell table:formula="of:=IF(ISTEXT([.A10]); CONCATENATE([.A10];TEXT(&quot;0&quot;;&quot;00&quot;)); CONCATENATE(&quot;B&quot;;TEXT([.A10];&quot;00&quot;)))" office:value-type="string" office:string-value="B01" calcext:value-type="string">
            <text:p>B01</text:p>
          </table:table-cell>
          <table:table-cell table:formula="of:=[.B10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1]); CONCATENATE([.A11];TEXT(&quot;0&quot;;&quot;00&quot;)); CONCATENATE(&quot;B&quot;;TEXT([.A11];&quot;00&quot;)))" office:value-type="string" office:string-value="B02" calcext:value-type="string">
            <text:p>B02</text:p>
          </table:table-cell>
          <table:table-cell table:formula="of:=[.B11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Registration</text:p>
          </table:table-cell>
          <table:table-cell table:style-name="ce22"/>
          <table:table-cell table:formula="of:=IF(ISTEXT([.A12]); CONCATENATE([.A12];TEXT(&quot;0&quot;;&quot;00&quot;)); CONCATENATE(&quot;B&quot;;TEXT([.A12];&quot;00&quot;)))" office:value-type="string" office:string-value="B03" calcext:value-type="string">
            <text:p>B03</text:p>
          </table:table-cell>
          <table:table-cell table:formula="of:=[.B12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Car Service</text:p>
          </table:table-cell>
          <table:table-cell table:style-name="ce22"/>
          <table:table-cell table:formula="of:=IF(ISTEXT([.A13]); CONCATENATE([.A13];TEXT(&quot;0&quot;;&quot;00&quot;)); CONCATENATE(&quot;B&quot;;TEXT([.A13];&quot;00&quot;)))" office:value-type="string" office:string-value="B04" calcext:value-type="string">
            <text:p>B04</text:p>
          </table:table-cell>
          <table:table-cell table:formula="of:=[.B13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Fare</text:p>
          </table:table-cell>
          <table:table-cell table:style-name="ce22"/>
          <table:table-cell table:formula="of:=IF(ISTEXT([.A14]); CONCATENATE([.A14];TEXT(&quot;0&quot;;&quot;00&quot;)); CONCATENATE(&quot;B&quot;;TEXT([.A14];&quot;00&quot;)))" office:value-type="string" office:string-value="B05" calcext:value-type="string">
            <text:p>B05</text:p>
          </table:table-cell>
          <table:table-cell table:formula="of:=[.B14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Parking Fee</text:p>
          </table:table-cell>
          <table:table-cell table:style-name="ce22"/>
          <table:table-cell table:formula="of:=IF(ISTEXT([.A15]); CONCATENATE([.A15];TEXT(&quot;0&quot;;&quot;00&quot;)); CONCATENATE(&quot;B&quot;;TEXT([.A15];&quot;00&quot;)))" office:value-type="string" office:string-value="B06" calcext:value-type="string">
            <text:p>B06</text:p>
          </table:table-cell>
          <table:table-cell table:formula="of:=[.B15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Fines</text:p>
          </table:table-cell>
          <table:table-cell table:style-name="ce22"/>
          <table:table-cell table:formula="of:=IF(ISTEXT([.A16]); CONCATENATE([.A16];TEXT(&quot;0&quot;;&quot;00&quot;)); CONCATENATE(&quot;B&quot;;TEXT([.A16];&quot;00&quot;)))" office:value-type="string" office:string-value="B07" calcext:value-type="string">
            <text:p>B07</text:p>
          </table:table-cell>
          <table:table-cell table:formula="of:=[.B16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17]); CONCATENATE([.A17];TEXT(&quot;0&quot;;&quot;00&quot;)); CONCATENATE(&quot;B&quot;;TEXT([.A17];&quot;00&quot;)))" office:value-type="string" office:string-value="B99" calcext:value-type="string">
            <text:p>B99</text:p>
          </table:table-cell>
          <table:table-cell table:formula="of:=[.B1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dical/Health</text:p>
          </table:table-cell>
          <table:table-cell table:style-name="ce22"/>
          <table:table-cell table:formula="of:=IF(ISTEXT([.A18]); CONCATENATE([.A18];TEXT(&quot;0&quot;;&quot;00&quot;)); CONCATENATE(&quot;A&quot;;TEXT([.A18];&quot;00&quot;)))" office:value-type="string" office:string-value="C00" calcext:value-type="string">
            <text:p>C00</text:p>
          </table:table-cell>
          <table:table-cell table:formula="of:=[.B18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9]); CONCATENATE([.A19];TEXT(&quot;0&quot;;&quot;00&quot;)); CONCATENATE(&quot;C&quot;;TEXT([.A19];&quot;00&quot;)))" office:value-type="string" office:string-value="C01" calcext:value-type="string">
            <text:p>C01</text:p>
          </table:table-cell>
          <table:table-cell table:formula="of:=[.B19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edical Service</text:p>
          </table:table-cell>
          <table:table-cell table:style-name="ce22"/>
          <table:table-cell table:formula="of:=IF(ISTEXT([.A20]); CONCATENATE([.A20];TEXT(&quot;0&quot;;&quot;00&quot;)); CONCATENATE(&quot;C&quot;;TEXT([.A20];&quot;00&quot;)))" office:value-type="string" office:string-value="C02" calcext:value-type="string">
            <text:p>C02</text:p>
          </table:table-cell>
          <table:table-cell table:formula="of:=[.B20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Medicine/Drugs</text:p>
          </table:table-cell>
          <table:table-cell table:style-name="ce22"/>
          <table:table-cell table:formula="of:=IF(ISTEXT([.A21]); CONCATENATE([.A21];TEXT(&quot;0&quot;;&quot;00&quot;)); CONCATENATE(&quot;C&quot;;TEXT([.A21];&quot;00&quot;)))" office:value-type="string" office:string-value="C03" calcext:value-type="string">
            <text:p>C03</text:p>
          </table:table-cell>
          <table:table-cell table:formula="of:=[.B21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Health Club</text:p>
          </table:table-cell>
          <table:table-cell table:style-name="ce22"/>
          <table:table-cell table:formula="of:=IF(ISTEXT([.A22]); CONCATENATE([.A22];TEXT(&quot;0&quot;;&quot;00&quot;)); CONCATENATE(&quot;C&quot;;TEXT([.A22];&quot;00&quot;)))" office:value-type="string" office:string-value="C04" calcext:value-type="string">
            <text:p>C04</text:p>
          </table:table-cell>
          <table:table-cell table:formula="of:=[.B22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23]); CONCATENATE([.A23];TEXT(&quot;0&quot;;&quot;00&quot;)); CONCATENATE(&quot;C&quot;;TEXT([.A23];&quot;00&quot;)))" office:value-type="string" office:string-value="C99" calcext:value-type="string">
            <text:p>C99</text:p>
          </table:table-cell>
          <table:table-cell table:formula="of:=[.B23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Daily Living</text:p>
          </table:table-cell>
          <table:table-cell table:style-name="ce22"/>
          <table:table-cell table:formula="of:=IF(ISTEXT([.A24]); CONCATENATE([.A24];TEXT(&quot;0&quot;;&quot;00&quot;)); CONCATENATE(&quot;A&quot;;TEXT([.A24];&quot;00&quot;)))" office:value-type="string" office:string-value="D00" calcext:value-type="string">
            <text:p>D00</text:p>
          </table:table-cell>
          <table:table-cell table:formula="of:=[.B24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Groceries</text:p>
          </table:table-cell>
          <table:table-cell table:style-name="ce22"/>
          <table:table-cell table:formula="of:=IF(ISTEXT([.A25]); CONCATENATE([.A25];TEXT(&quot;0&quot;;&quot;00&quot;)); CONCATENATE(&quot;D&quot;;TEXT([.A25];&quot;00&quot;)))" office:value-type="string" office:string-value="D01" calcext:value-type="string">
            <text:p>D01</text:p>
          </table:table-cell>
          <table:table-cell table:formula="of:=[.B25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Alcohol</text:p>
          </table:table-cell>
          <table:table-cell table:style-name="ce22"/>
          <table:table-cell table:formula="of:=IF(ISTEXT([.A26]); CONCATENATE([.A26];TEXT(&quot;0&quot;;&quot;00&quot;)); CONCATENATE(&quot;D&quot;;TEXT([.A26];&quot;00&quot;)))" office:value-type="string" office:string-value="D02" calcext:value-type="string">
            <text:p>D02</text:p>
          </table:table-cell>
          <table:table-cell table:formula="of:=[.B26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Clothing/shoes</text:p>
          </table:table-cell>
          <table:table-cell table:style-name="ce22"/>
          <table:table-cell table:formula="of:=IF(ISTEXT([.A27]); CONCATENATE([.A27];TEXT(&quot;0&quot;;&quot;00&quot;)); CONCATENATE(&quot;D&quot;;TEXT([.A27];&quot;00&quot;)))" office:value-type="string" office:string-value="D03" calcext:value-type="string">
            <text:p>D03</text:p>
          </table:table-cell>
          <table:table-cell table:formula="of:=[.B27]" office:value-type="string" office:string-value="Clothing/shoes" calcext:value-type="string">
            <text:p>Clothing/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3','Clothing/shoes');" calcext:value-type="string">
            <text:p>INSERT INTO wcategory (cat_code,cat_name) VALUES ('D03','Clothing/sho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Education/Lessons</text:p>
          </table:table-cell>
          <table:table-cell table:style-name="ce22"/>
          <table:table-cell table:formula="of:=IF(ISTEXT([.A28]); CONCATENATE([.A28];TEXT(&quot;0&quot;;&quot;00&quot;)); CONCATENATE(&quot;D&quot;;TEXT([.A28];&quot;00&quot;)))" office:value-type="string" office:string-value="D04" calcext:value-type="string">
            <text:p>D04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4','Education/Lessons');" calcext:value-type="string">
            <text:p>INSERT INTO wcategory (cat_code,cat_name) VALUES ('D04','Education/Lessons');</text:p>
          </table:table-cell>
          <table:table-cell table:number-columns-repeated="1017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Dining/Eating Out</text:p>
          </table:table-cell>
          <table:table-cell table:style-name="ce22"/>
          <table:table-cell table:formula="of:=IF(ISTEXT([.A29]); CONCATENATE([.A29];TEXT(&quot;0&quot;;&quot;00&quot;)); CONCATENATE(&quot;D&quot;;TEXT([.A29];&quot;00&quot;)))" office:value-type="string" office:string-value="D05" calcext:value-type="string">
            <text:p>D05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5','Dining/Eating Out');" calcext:value-type="string">
            <text:p>INSERT INTO wcategory (cat_code,cat_name) VALUES ('D05','Dining/Eating Out');</text:p>
          </table:table-cell>
          <table:table-cell table:number-columns-repeated="1017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Office Supplies</text:p>
          </table:table-cell>
          <table:table-cell table:style-name="ce22"/>
          <table:table-cell table:formula="of:=IF(ISTEXT([.A30]); CONCATENATE([.A30];TEXT(&quot;0&quot;;&quot;00&quot;)); CONCATENATE(&quot;D&quot;;TEXT([.A30];&quot;00&quot;)))" office:value-type="string" office:string-value="D06" calcext:value-type="string">
            <text:p>D06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6','Office Supplies');" calcext:value-type="string">
            <text:p>INSERT INTO wcategory (cat_code,cat_name) VALUES ('D06','Office Suppli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Gifts</text:p>
          </table:table-cell>
          <table:table-cell table:style-name="ce22"/>
          <table:table-cell table:formula="of:=IF(ISTEXT([.A31]); CONCATENATE([.A31];TEXT(&quot;0&quot;;&quot;00&quot;)); CONCATENATE(&quot;D&quot;;TEXT([.A31];&quot;00&quot;)))" office:value-type="string" office:string-value="D07" calcext:value-type="string">
            <text:p>D07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7','Gifts');" calcext:value-type="string">
            <text:p>INSERT INTO wcategory (cat_code,cat_name) VALUES ('D07','Gifts');</text:p>
          </table:table-cell>
          <table:table-cell table:number-columns-repeated="1017"/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17" office:value-type="string" calcext:value-type="string">
            <text:p>Bank Fee</text:p>
          </table:table-cell>
          <table:table-cell table:style-name="ce22"/>
          <table:table-cell table:formula="of:=IF(ISTEXT([.A32]); CONCATENATE([.A32];TEXT(&quot;0&quot;;&quot;00&quot;)); CONCATENATE(&quot;D&quot;;TEXT([.A32];&quot;00&quot;)))" office:value-type="string" office:string-value="D08" calcext:value-type="string">
            <text:p>D08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8','Bank Fee');" calcext:value-type="string">
            <text:p>INSERT INTO wcategory (cat_code,cat_name) VALUES ('D08','Bank Fee');</text:p>
          </table:table-cell>
          <table:table-cell table:number-columns-repeated="1017"/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17" office:value-type="string" calcext:value-type="string">
            <text:p>License Fee</text:p>
          </table:table-cell>
          <table:table-cell table:style-name="ce22"/>
          <table:table-cell table:formula="of:=IF(ISTEXT([.A33]); CONCATENATE([.A33];TEXT(&quot;0&quot;;&quot;00&quot;)); CONCATENATE(&quot;D&quot;;TEXT([.A33];&quot;00&quot;)))" office:value-type="string" office:string-value="D09" calcext:value-type="string">
            <text:p>D09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09','License Fee');" calcext:value-type="string">
            <text:p>INSERT INTO wcategory (cat_code,cat_name) VALUES ('D09','License Fee');</text:p>
          </table:table-cell>
          <table:table-cell table:number-columns-repeated="101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Annual Fee</text:p>
          </table:table-cell>
          <table:table-cell table:style-name="ce22"/>
          <table:table-cell table:formula="of:=IF(ISTEXT([.A34]); CONCATENATE([.A34];TEXT(&quot;0&quot;;&quot;00&quot;)); CONCATENATE(&quot;D&quot;;TEXT([.A34];&quot;00&quot;)))" office:value-type="string" office:string-value="D10" calcext:value-type="string">
            <text:p>D10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0','Annual Fee');" calcext:value-type="string">
            <text:p>INSERT INTO wcategory (cat_code,cat_name) VALUES ('D10','Annual Fee');</text:p>
          </table:table-cell>
          <table:table-cell table:number-columns-repeated="1017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Mobile Phone Fee</text:p>
          </table:table-cell>
          <table:table-cell table:style-name="ce22"/>
          <table:table-cell table:formula="of:=IF(ISTEXT([.A35]); CONCATENATE([.A35];TEXT(&quot;0&quot;;&quot;00&quot;)); CONCATENATE(&quot;D&quot;;TEXT([.A35];&quot;00&quot;)))" office:value-type="string" office:string-value="D11" calcext:value-type="string">
            <text:p>D11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1','Mobile Phone Fee');" calcext:value-type="string">
            <text:p>INSERT INTO wcategory (cat_code,cat_name) VALUES ('D11','Mobile Phone Fee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36]); CONCATENATE([.A36];TEXT(&quot;0&quot;;&quot;00&quot;)); CONCATENATE(&quot;D&quot;;TEXT([.A36];&quot;00&quot;)))" office:value-type="string" office:string-value="D99" calcext:value-type="string">
            <text:p>D99</text:p>
          </table:table-cell>
          <table:table-cell table:formula="of:=[.B3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Entertainment</text:p>
          </table:table-cell>
          <table:table-cell table:style-name="ce22"/>
          <table:table-cell table:formula="of:=IF(ISTEXT([.A37]); CONCATENATE([.A37];TEXT(&quot;0&quot;;&quot;00&quot;)); CONCATENATE(&quot;E&quot;;TEXT([.A37];&quot;00&quot;)))" office:value-type="string" office:string-value="E00" calcext:value-type="string">
            <text:p>E00</text:p>
          </table:table-cell>
          <table:table-cell table:formula="of:=[.B37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Travel/Vacation</text:p>
          </table:table-cell>
          <table:table-cell table:style-name="ce22"/>
          <table:table-cell table:formula="of:=IF(ISTEXT([.A38]); CONCATENATE([.A38];TEXT(&quot;0&quot;;&quot;00&quot;)); CONCATENATE(&quot;E&quot;;TEXT([.A38];&quot;00&quot;)))" office:value-type="string" office:string-value="E01" calcext:value-type="string">
            <text:p>E01</text:p>
          </table:table-cell>
          <table:table-cell table:formula="of:=[.B38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ovies</text:p>
          </table:table-cell>
          <table:table-cell table:style-name="ce22"/>
          <table:table-cell table:formula="of:=IF(ISTEXT([.A39]); CONCATENATE([.A39];TEXT(&quot;0&quot;;&quot;00&quot;)); CONCATENATE(&quot;E&quot;;TEXT([.A39];&quot;00&quot;)))" office:value-type="string" office:string-value="E02" calcext:value-type="string">
            <text:p>E02</text:p>
          </table:table-cell>
          <table:table-cell table:formula="of:=[.B39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Activities</text:p>
          </table:table-cell>
          <table:table-cell table:style-name="ce22"/>
          <table:table-cell table:formula="of:=IF(ISTEXT([.A40]); CONCATENATE([.A40];TEXT(&quot;0&quot;;&quot;00&quot;)); CONCATENATE(&quot;E&quot;;TEXT([.A40];&quot;00&quot;)))" office:value-type="string" office:string-value="E03" calcext:value-type="string">
            <text:p>E03</text:p>
          </table:table-cell>
          <table:table-cell table:formula="of:=[.B40]" office:value-type="string" office:string-value="Activities" calcext:value-type="string">
            <text:p>Activit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3','Activities');" calcext:value-type="string">
            <text:p>INSERT INTO wcategory (cat_code,cat_name) VALUES ('E03','Activities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Payment</text:p>
          </table:table-cell>
          <table:table-cell table:style-name="ce22"/>
          <table:table-cell table:formula="of:=IF(ISTEXT([.A42]); CONCATENATE([.A42];TEXT(&quot;0&quot;;&quot;00&quot;)); CONCATENATE(&quot;F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Payment" calcext:value-type="string">
            <text:p>Paymen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Payment');" calcext:value-type="string">
            <text:p>INSERT INTO wcategory (cat_code,cat_name) VALUES ('F00','Payment');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Credit Card ANZ</text:p>
          </table:table-cell>
          <table:table-cell table:style-name="ce2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 ANZ" calcext:value-type="string">
            <text:p>Credit Card ANZ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 ANZ');" calcext:value-type="string">
            <text:p>INSERT INTO wcategory (cat_code,cat_name) VALUES ('F01','Credit Card ANZ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Credit Card Cbank</text:p>
          </table:table-cell>
          <table:table-cell table:style-name="ce22"/>
          <table:table-cell table:formula="of:=IF(ISTEXT([.A44]); CONCATENATE([.A44];TEXT(&quot;0&quot;;&quot;00&quot;)); CONCATENATE(&quot;F&quot;;TEXT([.A44];&quot;00&quot;)))" office:value-type="string" office:string-value="F02" calcext:value-type="string">
            <text:p>F02</text:p>
          </table:table-cell>
          <table:table-cell table:formula="of:=[.B44]" office:value-type="string" office:string-value="Credit Card Cbank" calcext:value-type="string">
            <text:p>Credit Card Cbank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02','Credit Card Cbank');" calcext:value-type="string">
            <text:p>INSERT INTO wcategory (cat_code,cat_name) VALUES ('F02','Credit Card Cbank');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Fund to </text:p>
          </table:table-cell>
          <table:table-cell/>
          <table:table-cell table:formula="of:=IF(ISTEXT([.A45]); CONCATENATE([.A45];TEXT(&quot;0&quot;;&quot;00&quot;)); CONCATENATE(&quot;F&quot;;TEXT([.A45];&quot;00&quot;)))" office:value-type="string" office:string-value="F03" calcext:value-type="string">
            <text:p>F03</text:p>
          </table:table-cell>
          <table:table-cell table:formula="of:=[.B45]" office:value-type="string" office:string-value="Fund to " calcext:value-type="string">
            <text:p>Fund to 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F03','Fund to ');" calcext:value-type="string">
            <text:p>INSERT INTO wcategory (cat_code,cat_name) VALUES ('F03','Fund to ');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Withdraw Cash</text:p>
          </table:table-cell>
          <table:table-cell/>
          <table:table-cell table:formula="of:=IF(ISTEXT([.A46]); CONCATENATE([.A46];TEXT(&quot;0&quot;;&quot;00&quot;)); CONCATENATE(&quot;F&quot;;TEXT([.A46];&quot;00&quot;)))" office:value-type="string" office:string-value="F04" calcext:value-type="string">
            <text:p>F04</text:p>
          </table:table-cell>
          <table:table-cell table:formula="of:=[.B4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F04','Withdraw Cash');" calcext:value-type="string">
            <text:p>INSERT INTO wcategory (cat_code,cat_name) VALUES ('F04','Withdraw Cash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47]); CONCATENATE([.A47];TEXT(&quot;0&quot;;&quot;00&quot;)); CONCATENATE(&quot;F&quot;;TEXT([.A47];&quot;00&quot;)))" office:value-type="string" office:string-value="F99" calcext:value-type="string">
            <text:p>F99</text:p>
          </table:table-cell>
          <table:table-cell table:formula="of:=[.B4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iscellaneous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00" calcext:value-type="string">
            <text:p>G00</text:p>
          </table:table-cell>
          <table:table-cell table:formula="of:=[.B48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00','Miscellaneous');" calcext:value-type="string">
            <text:p>INSERT INTO wcategory (cat_code,cat_name) VALUES ('G00','Miscellaneous');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01</text:p>
          </table:table-cell>
          <table:table-cell table:style-name="ce17" office:value-type="string" calcext:value-type="string">
            <text:p>Income</text:p>
          </table:table-cell>
          <table:table-cell/>
          <table:table-cell table:formula="of:=IF(ISTEXT([.A49]); CONCATENATE([.A49];TEXT(&quot;0&quot;;&quot;00&quot;)); CONCATENATE(&quot;G&quot;;TEXT([.A49];&quot;00&quot;)))" office:value-type="string" office:string-value="G01" calcext:value-type="string">
            <text:p>G01</text:p>
          </table:table-cell>
          <table:table-cell table:formula="of:=[.B49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G01','Income');" calcext:value-type="string">
            <text:p>INSERT INTO wcategory (cat_code,cat_name) VALUES ('G01','Income');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Fund from </text:p>
          </table:table-cell>
          <table:table-cell/>
          <table:table-cell table:formula="of:=IF(ISTEXT([.A50]); CONCATENATE([.A50];TEXT(&quot;0&quot;;&quot;00&quot;)); CONCATENATE(&quot;G&quot;;TEXT([.A50];&quot;00&quot;)))" office:value-type="string" office:string-value="G02" calcext:value-type="string">
            <text:p>G02</text:p>
          </table:table-cell>
          <table:table-cell table:formula="of:=[.B50]" office:value-type="string" office:string-value="Fund from " calcext:value-type="string">
            <text:p>Fund from 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G02','Fund from ');" calcext:value-type="string">
            <text:p>INSERT INTO wcategory (cat_code,cat_name) VALUES ('G02','Fund from ');</text:p>
          </table:table-cell>
          <table:table-cell table:number-columns-repeated="1017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G&quot;;TEXT([.A51];&quot;00&quot;)))" office:value-type="string" office:string-value="G99" calcext:value-type="string">
            <text:p>G99</text:p>
          </table:table-cell>
          <table:table-cell table:formula="of:=[.B5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1]&amp;&quot;','&quot;&amp;[.E51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 Category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table:formula="of:=[$category_lists.D2]" office:value-type="string" office:string-value="A00" calcext:value-type="string">
            <text:p>A00</text:p>
          </table:table-cell>
          <table:table-cell table:formula="of:=[$category_lists.E2]" office:value-type="string" office:string-value="Housing Expenses" calcext:value-type="string">
            <text:p>Housing Expenses</text:p>
          </table:table-cell>
        </table:table-row>
        <table:table-row table:style-name="ro1">
          <table:table-cell table:formula="of:=[$category_lists.D3]" office:value-type="string" office:string-value="A01" calcext:value-type="string">
            <text:p>A01</text:p>
          </table:table-cell>
          <table:table-cell table:formula="of:=[$category_lists.E3]" office:value-type="string" office:string-value="Mortgage" calcext:value-type="string">
            <text:p>Mortgage</text:p>
          </table:table-cell>
        </table:table-row>
        <table:table-row table:style-name="ro1">
          <table:table-cell table:formula="of:=[$category_lists.D4]" office:value-type="string" office:string-value="A02" calcext:value-type="string">
            <text:p>A02</text:p>
          </table:table-cell>
          <table:table-cell table:formula="of:=[$category_lists.E4]" office:value-type="string" office:string-value="Rent" calcext:value-type="string">
            <text:p>Rent</text:p>
          </table:table-cell>
        </table:table-row>
        <table:table-row table:style-name="ro1">
          <table:table-cell table:formula="of:=[$category_lists.D5]" office:value-type="string" office:string-value="A03" calcext:value-type="string">
            <text:p>A03</text:p>
          </table:table-cell>
          <table:table-cell table:formula="of:=[$category_lists.E5]" office:value-type="string" office:string-value="Electricity" calcext:value-type="string">
            <text:p>Electricity</text:p>
          </table:table-cell>
        </table:table-row>
        <table:table-row table:style-name="ro1">
          <table:table-cell table:formula="of:=[$category_lists.D6]" office:value-type="string" office:string-value="A04" calcext:value-type="string">
            <text:p>A04</text:p>
          </table:table-cell>
          <table:table-cell table:formula="of:=[$category_lists.E6]" office:value-type="string" office:string-value="Internet/Phone" calcext:value-type="string">
            <text:p>Internet/Phone</text:p>
          </table:table-cell>
        </table:table-row>
        <table:table-row table:style-name="ro1">
          <table:table-cell table:formula="of:=[$category_lists.D7]" office:value-type="string" office:string-value="A05" calcext:value-type="string">
            <text:p>A05</text:p>
          </table:table-cell>
          <table:table-cell table:formula="of:=[$category_lists.E7]" office:value-type="string" office:string-value="Household Items/Supplies" calcext:value-type="string">
            <text:p>Household Items/Supplies</text:p>
          </table:table-cell>
        </table:table-row>
        <table:table-row table:style-name="ro1">
          <table:table-cell table:formula="of:=[$category_lists.D8]" office:value-type="string" office:string-value="A99" calcext:value-type="string">
            <text:p>A99</text:p>
          </table:table-cell>
          <table:table-cell table:formula="of:=[$category_lists.E8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9]" office:value-type="string" office:string-value="B00" calcext:value-type="string">
            <text:p>B00</text:p>
          </table:table-cell>
          <table:table-cell table:formula="of:=[$category_lists.E9]" office:value-type="string" office:string-value="Transportation" calcext:value-type="string">
            <text:p>Transportation</text:p>
          </table:table-cell>
        </table:table-row>
        <table:table-row table:style-name="ro1">
          <table:table-cell table:formula="of:=[$category_lists.D10]" office:value-type="string" office:string-value="B01" calcext:value-type="string">
            <text:p>B01</text:p>
          </table:table-cell>
          <table:table-cell table:formula="of:=[$category_lists.E10]" office:value-type="string" office:string-value="Fuel" calcext:value-type="string">
            <text:p>Fuel</text:p>
          </table:table-cell>
        </table:table-row>
        <table:table-row table:style-name="ro1">
          <table:table-cell table:formula="of:=[$category_lists.D11]" office:value-type="string" office:string-value="B02" calcext:value-type="string">
            <text:p>B02</text:p>
          </table:table-cell>
          <table:table-cell table:formula="of:=[$category_lists.E11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12]" office:value-type="string" office:string-value="B03" calcext:value-type="string">
            <text:p>B03</text:p>
          </table:table-cell>
          <table:table-cell table:formula="of:=[$category_lists.E12]" office:value-type="string" office:string-value="Registration" calcext:value-type="string">
            <text:p>Registration</text:p>
          </table:table-cell>
        </table:table-row>
        <table:table-row table:style-name="ro1">
          <table:table-cell table:formula="of:=[$category_lists.D13]" office:value-type="string" office:string-value="B04" calcext:value-type="string">
            <text:p>B04</text:p>
          </table:table-cell>
          <table:table-cell table:formula="of:=[$category_lists.E13]" office:value-type="string" office:string-value="Car Service" calcext:value-type="string">
            <text:p>Car Service</text:p>
          </table:table-cell>
        </table:table-row>
        <table:table-row table:style-name="ro1">
          <table:table-cell table:formula="of:=[$category_lists.D14]" office:value-type="string" office:string-value="B05" calcext:value-type="string">
            <text:p>B05</text:p>
          </table:table-cell>
          <table:table-cell table:formula="of:=[$category_lists.E14]" office:value-type="string" office:string-value="Fare" calcext:value-type="string">
            <text:p>Fare</text:p>
          </table:table-cell>
        </table:table-row>
        <table:table-row table:style-name="ro1">
          <table:table-cell table:formula="of:=[$category_lists.D15]" office:value-type="string" office:string-value="B06" calcext:value-type="string">
            <text:p>B06</text:p>
          </table:table-cell>
          <table:table-cell table:formula="of:=[$category_lists.E15]" office:value-type="string" office:string-value="Parking Fee" calcext:value-type="string">
            <text:p>Parking Fee</text:p>
          </table:table-cell>
        </table:table-row>
        <table:table-row table:style-name="ro1">
          <table:table-cell table:formula="of:=[$category_lists.D16]" office:value-type="string" office:string-value="B07" calcext:value-type="string">
            <text:p>B07</text:p>
          </table:table-cell>
          <table:table-cell table:formula="of:=[$category_lists.E16]" office:value-type="string" office:string-value="Fines" calcext:value-type="string">
            <text:p>Fines</text:p>
          </table:table-cell>
        </table:table-row>
        <table:table-row table:style-name="ro1">
          <table:table-cell table:formula="of:=[$category_lists.D17]" office:value-type="string" office:string-value="B99" calcext:value-type="string">
            <text:p>B99</text:p>
          </table:table-cell>
          <table:table-cell table:formula="of:=[$category_lists.E17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18]" office:value-type="string" office:string-value="C00" calcext:value-type="string">
            <text:p>C00</text:p>
          </table:table-cell>
          <table:table-cell table:formula="of:=[$category_lists.E18]" office:value-type="string" office:string-value="Medical/Health" calcext:value-type="string">
            <text:p>Medical/Health</text:p>
          </table:table-cell>
        </table:table-row>
        <table:table-row table:style-name="ro1">
          <table:table-cell table:formula="of:=[$category_lists.D19]" office:value-type="string" office:string-value="C01" calcext:value-type="string">
            <text:p>C01</text:p>
          </table:table-cell>
          <table:table-cell table:formula="of:=[$category_lists.E19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20]" office:value-type="string" office:string-value="C02" calcext:value-type="string">
            <text:p>C02</text:p>
          </table:table-cell>
          <table:table-cell table:formula="of:=[$category_lists.E20]" office:value-type="string" office:string-value="Medical Service" calcext:value-type="string">
            <text:p>Medical Service</text:p>
          </table:table-cell>
        </table:table-row>
        <table:table-row table:style-name="ro1">
          <table:table-cell table:formula="of:=[$category_lists.D21]" office:value-type="string" office:string-value="C03" calcext:value-type="string">
            <text:p>C03</text:p>
          </table:table-cell>
          <table:table-cell table:formula="of:=[$category_lists.E21]" office:value-type="string" office:string-value="Medicine/Drugs" calcext:value-type="string">
            <text:p>Medicine/Drugs</text:p>
          </table:table-cell>
        </table:table-row>
        <table:table-row table:style-name="ro1">
          <table:table-cell table:formula="of:=[$category_lists.D22]" office:value-type="string" office:string-value="C04" calcext:value-type="string">
            <text:p>C04</text:p>
          </table:table-cell>
          <table:table-cell table:formula="of:=[$category_lists.E22]" office:value-type="string" office:string-value="Health Club" calcext:value-type="string">
            <text:p>Health Club</text:p>
          </table:table-cell>
        </table:table-row>
        <table:table-row table:style-name="ro1">
          <table:table-cell table:formula="of:=[$category_lists.D23]" office:value-type="string" office:string-value="C99" calcext:value-type="string">
            <text:p>C99</text:p>
          </table:table-cell>
          <table:table-cell table:formula="of:=[$category_lists.E23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24]" office:value-type="string" office:string-value="D00" calcext:value-type="string">
            <text:p>D00</text:p>
          </table:table-cell>
          <table:table-cell table:formula="of:=[$category_lists.E24]" office:value-type="string" office:string-value="Daily Living" calcext:value-type="string">
            <text:p>Daily Living</text:p>
          </table:table-cell>
        </table:table-row>
        <table:table-row table:style-name="ro1">
          <table:table-cell table:formula="of:=[$category_lists.D25]" office:value-type="string" office:string-value="D01" calcext:value-type="string">
            <text:p>D01</text:p>
          </table:table-cell>
          <table:table-cell table:formula="of:=[$category_lists.E25]" office:value-type="string" office:string-value="Groceries" calcext:value-type="string">
            <text:p>Groceries</text:p>
          </table:table-cell>
        </table:table-row>
        <table:table-row table:style-name="ro1">
          <table:table-cell table:formula="of:=[$category_lists.D26]" office:value-type="string" office:string-value="D02" calcext:value-type="string">
            <text:p>D02</text:p>
          </table:table-cell>
          <table:table-cell table:formula="of:=[$category_lists.E26]" office:value-type="string" office:string-value="Alcohol" calcext:value-type="string">
            <text:p>Alcohol</text:p>
          </table:table-cell>
        </table:table-row>
        <table:table-row table:style-name="ro1">
          <table:table-cell table:formula="of:=[$category_lists.D27]" office:value-type="string" office:string-value="D03" calcext:value-type="string">
            <text:p>D03</text:p>
          </table:table-cell>
          <table:table-cell table:formula="of:=[$category_lists.E27]" office:value-type="string" office:string-value="Clothing/shoes" calcext:value-type="string">
            <text:p>Clothing/shoes</text:p>
          </table:table-cell>
        </table:table-row>
        <table:table-row table:style-name="ro1">
          <table:table-cell table:formula="of:=[$category_lists.D28]" office:value-type="string" office:string-value="D04" calcext:value-type="string">
            <text:p>D04</text:p>
          </table:table-cell>
          <table:table-cell table:formula="of:=[$category_lists.E28]" office:value-type="string" office:string-value="Education/Lessons" calcext:value-type="string">
            <text:p>Education/Lessons</text:p>
          </table:table-cell>
        </table:table-row>
        <table:table-row table:style-name="ro1">
          <table:table-cell table:formula="of:=[$category_lists.D29]" office:value-type="string" office:string-value="D05" calcext:value-type="string">
            <text:p>D05</text:p>
          </table:table-cell>
          <table:table-cell table:formula="of:=[$category_lists.E29]" office:value-type="string" office:string-value="Dining/Eating Out" calcext:value-type="string">
            <text:p>Dining/Eating Out</text:p>
          </table:table-cell>
        </table:table-row>
        <table:table-row table:style-name="ro1">
          <table:table-cell table:formula="of:=[$category_lists.D30]" office:value-type="string" office:string-value="D06" calcext:value-type="string">
            <text:p>D06</text:p>
          </table:table-cell>
          <table:table-cell table:formula="of:=[$category_lists.E30]" office:value-type="string" office:string-value="Office Supplies" calcext:value-type="string">
            <text:p>Office Supplies</text:p>
          </table:table-cell>
        </table:table-row>
        <table:table-row table:style-name="ro1">
          <table:table-cell table:formula="of:=[$category_lists.D31]" office:value-type="string" office:string-value="D07" calcext:value-type="string">
            <text:p>D07</text:p>
          </table:table-cell>
          <table:table-cell table:formula="of:=[$category_lists.E31]" office:value-type="string" office:string-value="Gifts" calcext:value-type="string">
            <text:p>Gifts</text:p>
          </table:table-cell>
        </table:table-row>
        <table:table-row table:style-name="ro1">
          <table:table-cell table:formula="of:=[$category_lists.D32]" office:value-type="string" office:string-value="D08" calcext:value-type="string">
            <text:p>D08</text:p>
          </table:table-cell>
          <table:table-cell table:formula="of:=[$category_lists.E32]" office:value-type="string" office:string-value="Bank Fee" calcext:value-type="string">
            <text:p>Bank Fee</text:p>
          </table:table-cell>
        </table:table-row>
        <table:table-row table:style-name="ro1">
          <table:table-cell table:formula="of:=[$category_lists.D33]" office:value-type="string" office:string-value="D09" calcext:value-type="string">
            <text:p>D09</text:p>
          </table:table-cell>
          <table:table-cell table:formula="of:=[$category_lists.E33]" office:value-type="string" office:string-value="License Fee" calcext:value-type="string">
            <text:p>License Fee</text:p>
          </table:table-cell>
        </table:table-row>
        <table:table-row table:style-name="ro1">
          <table:table-cell table:formula="of:=[$category_lists.D34]" office:value-type="string" office:string-value="D10" calcext:value-type="string">
            <text:p>D10</text:p>
          </table:table-cell>
          <table:table-cell table:formula="of:=[$category_lists.E34]" office:value-type="string" office:string-value="Annual Fee" calcext:value-type="string">
            <text:p>Annual Fee</text:p>
          </table:table-cell>
        </table:table-row>
        <table:table-row table:style-name="ro1">
          <table:table-cell table:formula="of:=[$category_lists.D35]" office:value-type="string" office:string-value="D11" calcext:value-type="string">
            <text:p>D11</text:p>
          </table:table-cell>
          <table:table-cell table:formula="of:=[$category_lists.E35]" office:value-type="string" office:string-value="Mobile Phone Fee" calcext:value-type="string">
            <text:p>Mobile Phone Fee</text:p>
          </table:table-cell>
        </table:table-row>
        <table:table-row table:style-name="ro1">
          <table:table-cell table:formula="of:=[$category_lists.D36]" office:value-type="string" office:string-value="D99" calcext:value-type="string">
            <text:p>D99</text:p>
          </table:table-cell>
          <table:table-cell table:formula="of:=[$category_lists.E36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37]" office:value-type="string" office:string-value="E00" calcext:value-type="string">
            <text:p>E00</text:p>
          </table:table-cell>
          <table:table-cell table:formula="of:=[$category_lists.E37]" office:value-type="string" office:string-value="Entertainment" calcext:value-type="string">
            <text:p>Entertainment</text:p>
          </table:table-cell>
        </table:table-row>
        <table:table-row table:style-name="ro1">
          <table:table-cell table:formula="of:=[$category_lists.D38]" office:value-type="string" office:string-value="E01" calcext:value-type="string">
            <text:p>E01</text:p>
          </table:table-cell>
          <table:table-cell table:formula="of:=[$category_lists.E38]" office:value-type="string" office:string-value="Travel/Vacation" calcext:value-type="string">
            <text:p>Travel/Vacation</text:p>
          </table:table-cell>
        </table:table-row>
        <table:table-row table:style-name="ro1">
          <table:table-cell table:formula="of:=[$category_lists.D39]" office:value-type="string" office:string-value="E02" calcext:value-type="string">
            <text:p>E02</text:p>
          </table:table-cell>
          <table:table-cell table:formula="of:=[$category_lists.E39]" office:value-type="string" office:string-value="Movies" calcext:value-type="string">
            <text:p>Movies</text:p>
          </table:table-cell>
        </table:table-row>
        <table:table-row table:style-name="ro1">
          <table:table-cell table:formula="of:=[$category_lists.D41]" office:value-type="string" office:string-value="E99" calcext:value-type="string">
            <text:p>E99</text:p>
          </table:table-cell>
          <table:table-cell table:formula="of:=[$category_lists.E41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42]" office:value-type="string" office:string-value="F00" calcext:value-type="string">
            <text:p>F00</text:p>
          </table:table-cell>
          <table:table-cell table:formula="of:=[$category_lists.E42]" office:value-type="string" office:string-value="Payment" calcext:value-type="string">
            <text:p>Payment</text:p>
          </table:table-cell>
        </table:table-row>
        <table:table-row table:style-name="ro1">
          <table:table-cell table:formula="of:=[$category_lists.D43]" office:value-type="string" office:string-value="F01" calcext:value-type="string">
            <text:p>F01</text:p>
          </table:table-cell>
          <table:table-cell table:formula="of:=[$category_lists.E43]" office:value-type="string" office:string-value="Credit Card ANZ" calcext:value-type="string">
            <text:p>Credit Card ANZ</text:p>
          </table:table-cell>
        </table:table-row>
        <table:table-row table:style-name="ro1">
          <table:table-cell table:formula="of:=[$category_lists.D44]" office:value-type="string" office:string-value="F02" calcext:value-type="string">
            <text:p>F02</text:p>
          </table:table-cell>
          <table:table-cell table:formula="of:=[$category_lists.E44]" office:value-type="string" office:string-value="Credit Card Cbank" calcext:value-type="string">
            <text:p>Credit Card Cbank</text:p>
          </table:table-cell>
        </table:table-row>
        <table:table-row table:style-name="ro1">
          <table:table-cell table:formula="of:=[$category_lists.D45]" office:value-type="string" office:string-value="F03" calcext:value-type="string">
            <text:p>F03</text:p>
          </table:table-cell>
          <table:table-cell table:formula="of:=[$category_lists.E45]" office:value-type="string" office:string-value="Fund to " calcext:value-type="string">
            <text:p>Fund to </text:p>
          </table:table-cell>
        </table:table-row>
        <table:table-row table:style-name="ro1">
          <table:table-cell table:formula="of:=[$category_lists.D46]" office:value-type="string" office:string-value="F04" calcext:value-type="string">
            <text:p>F04</text:p>
          </table:table-cell>
          <table:table-cell table:formula="of:=[$category_lists.E46]" office:value-type="string" office:string-value="Withdraw Cash" calcext:value-type="string">
            <text:p>Withdraw Cash</text:p>
          </table:table-cell>
        </table:table-row>
        <table:table-row table:style-name="ro1">
          <table:table-cell table:formula="of:=[$category_lists.D47]" office:value-type="string" office:string-value="F99" calcext:value-type="string">
            <text:p>F99</text:p>
          </table:table-cell>
          <table:table-cell table:formula="of:=[$category_lists.E47]" office:value-type="string" office:string-value="Other" calcext:value-type="string">
            <text:p>Other</text:p>
          </table:table-cell>
        </table:table-row>
        <table:table-row table:style-name="ro1">
          <table:table-cell table:formula="of:=[$category_lists.D48]" office:value-type="string" office:string-value="G00" calcext:value-type="string">
            <text:p>G00</text:p>
          </table:table-cell>
          <table:table-cell table:formula="of:=[$category_lists.E48]" office:value-type="string" office:string-value="Miscellaneous" calcext:value-type="string">
            <text:p>Miscellaneous</text:p>
          </table:table-cell>
        </table:table-row>
        <table:table-row table:style-name="ro1">
          <table:table-cell table:formula="of:=[$category_lists.D49]" office:value-type="string" office:string-value="G01" calcext:value-type="string">
            <text:p>G01</text:p>
          </table:table-cell>
          <table:table-cell table:formula="of:=[$category_lists.E49]" office:value-type="string" office:string-value="Income" calcext:value-type="string">
            <text:p>Income</text:p>
          </table:table-cell>
        </table:table-row>
        <table:table-row table:style-name="ro1">
          <table:table-cell table:formula="of:=[$category_lists.D50]" office:value-type="string" office:string-value="G02" calcext:value-type="string">
            <text:p>G02</text:p>
          </table:table-cell>
          <table:table-cell table:formula="of:=[$category_lists.E50]" office:value-type="string" office:string-value="Fund from " calcext:value-type="string">
            <text:p>Fund from </text:p>
          </table:table-cell>
        </table:table-row>
        <table:table-row table:style-name="ro1">
          <table:table-cell table:formula="of:=[$category_lists.D51]" office:value-type="string" office:string-value="G99" calcext:value-type="string">
            <text:p>G99</text:p>
          </table:table-cell>
          <table:table-cell table:formula="of:=[$category_lists.E51]" office:value-type="string" office:string-value="Other" calcext:value-type="string">
            <text:p>Other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tegory" table:style-name="ta1">
        <office:forms form:automatic-focus="false" form:apply-design-mode="false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2" table:default-cell-style-name="ce10"/>
        <table:table-column table:style-name="co13" table:default-cell-style-name="ce10"/>
        <table:table-column table:style-name="co9" table:default-cell-style-name="ce10"/>
        <table:table-column table:style-name="co14" table:default-cell-style-name="ce10"/>
        <table:table-column table:style-name="co15" table:default-cell-style-name="ce70"/>
        <table:table-column table:style-name="co7" table:number-columns-repeated="1011" table:default-cell-style-name="ce10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/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65"/>
          <table:table-cell table:style-name="ce11" office:value-type="string" calcext:value-type="string">
            <text:p>A01</text:p>
          </table:table-cell>
          <table:table-cell table:style-name="ce11" office:value-type="string" calcext:value-type="string">
            <text:p>Mortgage</text:p>
          </table:table-cell>
          <table:table-cell table:style-name="ce11" table:content-validation-name="val1" table:formula="of:=COM.MICROSOFT.CONCAT(VLOOKUP(LEFT([.D2];1);[.$A$1:.$B$9];2;0);&quot; -- &quot;; [.E2])" office:value-type="string" office:string-value="Housing Expenses -- Mortgage" calcext:value-type="string">
            <text:p>Housing Expenses -- Mortgage</text:p>
          </table:table-cell>
          <table:table-cell table:style-name="ce68" table:formula="of:=[.D2]" office:value-type="string" office:string-value="A01" calcext:value-type="string">
            <text:p>A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65"/>
          <table:table-cell table:style-name="ce11" office:value-type="string" calcext:value-type="string">
            <text:p>A02</text:p>
          </table:table-cell>
          <table:table-cell table:style-name="ce11" office:value-type="string" calcext:value-type="string">
            <text:p>Rent</text:p>
          </table:table-cell>
          <table:table-cell table:style-name="ce11" table:formula="of:=COM.MICROSOFT.CONCAT(VLOOKUP(LEFT([.D3];1);[.$A$1:.$B$9];2;0);&quot; -- &quot;; [.E3])" office:value-type="string" office:string-value="Housing Expenses -- Rent" calcext:value-type="string">
            <text:p>Housing Expenses -- Rent</text:p>
          </table:table-cell>
          <table:table-cell table:style-name="ce68" table:formula="of:=[.D3]" office:value-type="string" office:string-value="A02" calcext:value-type="string">
            <text:p>A02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65"/>
          <table:table-cell table:style-name="ce11" office:value-type="string" calcext:value-type="string">
            <text:p>A03</text:p>
          </table:table-cell>
          <table:table-cell table:style-name="ce11" office:value-type="string" calcext:value-type="string">
            <text:p>Electricity</text:p>
          </table:table-cell>
          <table:table-cell table:style-name="ce11" table:formula="of:=COM.MICROSOFT.CONCAT(VLOOKUP(LEFT([.D4];1);[.$A$1:.$B$9];2;0);&quot; -- &quot;; [.E4])" office:value-type="string" office:string-value="Housing Expenses -- Electricity" calcext:value-type="string">
            <text:p>Housing Expenses -- Electricity</text:p>
          </table:table-cell>
          <table:table-cell table:style-name="ce68" table:formula="of:=[.D4]" office:value-type="string" office:string-value="A03" calcext:value-type="string">
            <text:p>A03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65"/>
          <table:table-cell table:style-name="ce11" office:value-type="string" calcext:value-type="string">
            <text:p>A04</text:p>
          </table:table-cell>
          <table:table-cell table:style-name="ce11" office:value-type="string" calcext:value-type="string">
            <text:p>Internet/Phone</text:p>
          </table:table-cell>
          <table:table-cell table:style-name="ce11" table:formula="of:=COM.MICROSOFT.CONCAT(VLOOKUP(LEFT([.D5];1);[.$A$1:.$B$9];2;0);&quot; -- &quot;; [.E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D5]" office:value-type="string" office:string-value="A04" calcext:value-type="string">
            <text:p>A04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65"/>
          <table:table-cell table:style-name="ce11" office:value-type="string" calcext:value-type="string">
            <text:p>A05</text:p>
          </table:table-cell>
          <table:table-cell table:style-name="ce11" office:value-type="string" calcext:value-type="string">
            <text:p>Household Items/Supplies</text:p>
          </table:table-cell>
          <table:table-cell table:style-name="ce11" table:formula="of:=COM.MICROSOFT.CONCAT(VLOOKUP(LEFT([.D6];1);[.$A$1:.$B$9];2;0);&quot; -- &quot;; [.E6])" office:value-type="string" office:string-value="Housing Expenses -- Household Items/Supplies" calcext:value-type="string">
            <text:p>Housing Expenses -- Household Items/Supplies</text:p>
          </table:table-cell>
          <table:table-cell table:style-name="ce68" table:formula="of:=[.D6]" office:value-type="string" office:string-value="A05" calcext:value-type="string">
            <text:p>A05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Payment</text:p>
          </table:table-cell>
          <table:table-cell table:style-name="ce65"/>
          <table:table-cell table:style-name="ce11" office:value-type="string" calcext:value-type="string">
            <text:p>A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7];1);[.$A$1:.$B$9];2;0);&quot; -- &quot;; [.E7])" office:value-type="string" office:string-value="Housing Expenses -- Other" calcext:value-type="string">
            <text:p>Housing Expenses -- Other</text:p>
          </table:table-cell>
          <table:table-cell table:style-name="ce68" table:formula="of:=[.D7]" office:value-type="string" office:string-value="A99" calcext:value-type="string">
            <text:p>A99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Miscellaneous</text:p>
          </table:table-cell>
          <table:table-cell table:style-name="ce65"/>
          <table:table-cell table:style-name="ce11" office:value-type="string" calcext:value-type="string">
            <text:p>B01</text:p>
          </table:table-cell>
          <table:table-cell table:style-name="ce11" office:value-type="string" calcext:value-type="string">
            <text:p>Fuel</text:p>
          </table:table-cell>
          <table:table-cell table:style-name="ce11" table:formula="of:=COM.MICROSOFT.CONCAT(VLOOKUP(LEFT([.D8];1);[.$A$1:.$B$9];2;0);&quot; -- &quot;; [.E8])" office:value-type="string" office:string-value="Transportation -- Fuel" calcext:value-type="string">
            <text:p>Transportation -- Fuel</text:p>
          </table:table-cell>
          <table:table-cell table:style-name="ce68" table:formula="of:=[.D8]" office:value-type="string" office:string-value="B01" calcext:value-type="string">
            <text:p>B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table:number-columns-repeated="3"/>
          <table:table-cell table:style-name="ce11" office:value-type="string" calcext:value-type="string">
            <text:p>B02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9];1);[.$A$1:.$B$9];2;0);&quot; -- &quot;; [.E9])" office:value-type="string" office:string-value="Transportation -- Insurance" calcext:value-type="string">
            <text:p>Transportation -- Insurance</text:p>
          </table:table-cell>
          <table:table-cell table:style-name="ce68" table:formula="of:=[.D9]" office:value-type="string" office:string-value="B02" calcext:value-type="string">
            <text:p>B02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3</text:p>
          </table:table-cell>
          <table:table-cell table:style-name="ce11" office:value-type="string" calcext:value-type="string">
            <text:p>Registration</text:p>
          </table:table-cell>
          <table:table-cell table:style-name="ce11" table:formula="of:=COM.MICROSOFT.CONCAT(VLOOKUP(LEFT([.D10];1);[.$A$1:.$B$9];2;0);&quot; -- &quot;; [.E10])" office:value-type="string" office:string-value="Transportation -- Registration" calcext:value-type="string">
            <text:p>Transportation -- Registration</text:p>
          </table:table-cell>
          <table:table-cell table:style-name="ce68" table:formula="of:=[.D10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4</text:p>
          </table:table-cell>
          <table:table-cell table:style-name="ce11" office:value-type="string" calcext:value-type="string">
            <text:p>Car Service</text:p>
          </table:table-cell>
          <table:table-cell table:style-name="ce11" table:formula="of:=COM.MICROSOFT.CONCAT(VLOOKUP(LEFT([.D11];1);[.$A$1:.$B$9];2;0);&quot; -- &quot;; [.E11])" office:value-type="string" office:string-value="Transportation -- Car Service" calcext:value-type="string">
            <text:p>Transportation -- Car Service</text:p>
          </table:table-cell>
          <table:table-cell table:style-name="ce68" table:formula="of:=[.D11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5</text:p>
          </table:table-cell>
          <table:table-cell table:style-name="ce11" office:value-type="string" calcext:value-type="string">
            <text:p>Fare</text:p>
          </table:table-cell>
          <table:table-cell table:style-name="ce11" table:formula="of:=COM.MICROSOFT.CONCAT(VLOOKUP(LEFT([.D12];1);[.$A$1:.$B$9];2;0);&quot; -- &quot;; [.E12])" office:value-type="string" office:string-value="Transportation -- Fare" calcext:value-type="string">
            <text:p>Transportation -- Fare</text:p>
          </table:table-cell>
          <table:table-cell table:style-name="ce68" table:formula="of:=[.D12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6</text:p>
          </table:table-cell>
          <table:table-cell table:style-name="ce11" office:value-type="string" calcext:value-type="string">
            <text:p>Parking Fee</text:p>
          </table:table-cell>
          <table:table-cell table:style-name="ce11" table:formula="of:=COM.MICROSOFT.CONCAT(VLOOKUP(LEFT([.D13];1);[.$A$1:.$B$9];2;0);&quot; -- &quot;; [.E13])" office:value-type="string" office:string-value="Transportation -- Parking Fee" calcext:value-type="string">
            <text:p>Transportation -- Parking Fee</text:p>
          </table:table-cell>
          <table:table-cell table:style-name="ce68" table:formula="of:=[.D13]" office:value-type="string" office:string-value="B06" calcext:value-type="string">
            <text:p>B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07</text:p>
          </table:table-cell>
          <table:table-cell table:style-name="ce11" office:value-type="string" calcext:value-type="string">
            <text:p>Fines</text:p>
          </table:table-cell>
          <table:table-cell table:style-name="ce11" table:formula="of:=COM.MICROSOFT.CONCAT(VLOOKUP(LEFT([.D14];1);[.$A$1:.$B$9];2;0);&quot; -- &quot;; [.E14])" office:value-type="string" office:string-value="Transportation -- Fines" calcext:value-type="string">
            <text:p>Transportation -- Fines</text:p>
          </table:table-cell>
          <table:table-cell table:style-name="ce68" table:formula="of:=[.D14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15];1);[.$A$1:.$B$9];2;0);&quot; -- &quot;; [.E15])" office:value-type="string" office:string-value="Transportation -- Other" calcext:value-type="string">
            <text:p>Transportation -- Other</text:p>
          </table:table-cell>
          <table:table-cell table:style-name="ce68" table:formula="of:=[.D15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1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16];1);[.$A$1:.$B$9];2;0);&quot; -- &quot;; [.E16])" office:value-type="string" office:string-value="Medical/Health -- Insurance" calcext:value-type="string">
            <text:p>Medical/Health -- Insurance</text:p>
          </table:table-cell>
          <table:table-cell table:style-name="ce68" table:formula="of:=[.D16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2</text:p>
          </table:table-cell>
          <table:table-cell table:style-name="ce11" office:value-type="string" calcext:value-type="string">
            <text:p>Medical Service</text:p>
          </table:table-cell>
          <table:table-cell table:style-name="ce11" table:formula="of:=COM.MICROSOFT.CONCAT(VLOOKUP(LEFT([.D17];1);[.$A$1:.$B$9];2;0);&quot; -- &quot;; [.E17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D17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3</text:p>
          </table:table-cell>
          <table:table-cell table:style-name="ce11" office:value-type="string" calcext:value-type="string">
            <text:p>Medicine/Drugs</text:p>
          </table:table-cell>
          <table:table-cell table:style-name="ce11" table:formula="of:=COM.MICROSOFT.CONCAT(VLOOKUP(LEFT([.D18];1);[.$A$1:.$B$9];2;0);&quot; -- &quot;; [.E18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D18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4</text:p>
          </table:table-cell>
          <table:table-cell table:style-name="ce11" office:value-type="string" calcext:value-type="string">
            <text:p>Health Club</text:p>
          </table:table-cell>
          <table:table-cell table:style-name="ce11" table:formula="of:=COM.MICROSOFT.CONCAT(VLOOKUP(LEFT([.D19];1);[.$A$1:.$B$9];2;0);&quot; -- &quot;; [.E19])" office:value-type="string" office:string-value="Medical/Health -- Health Club" calcext:value-type="string">
            <text:p>Medical/Health -- Health Club</text:p>
          </table:table-cell>
          <table:table-cell table:style-name="ce68" table:formula="of:=[.D19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20];1);[.$A$1:.$B$9];2;0);&quot; -- &quot;; [.E20])" office:value-type="string" office:string-value="Medical/Health -- Other" calcext:value-type="string">
            <text:p>Medical/Health -- Other</text:p>
          </table:table-cell>
          <table:table-cell table:style-name="ce68" table:formula="of:=[.D20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1</text:p>
          </table:table-cell>
          <table:table-cell table:style-name="ce11" office:value-type="string" calcext:value-type="string">
            <text:p>Groceries</text:p>
          </table:table-cell>
          <table:table-cell table:style-name="ce11" table:formula="of:=COM.MICROSOFT.CONCAT(VLOOKUP(LEFT([.D21];1);[.$A$1:.$B$9];2;0);&quot; -- &quot;; [.E21])" office:value-type="string" office:string-value="Daily Living -- Groceries" calcext:value-type="string">
            <text:p>Daily Living -- Groceries</text:p>
          </table:table-cell>
          <table:table-cell table:style-name="ce68" table:formula="of:=[.D21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2</text:p>
          </table:table-cell>
          <table:table-cell table:style-name="ce11" office:value-type="string" calcext:value-type="string">
            <text:p>Alcohol</text:p>
          </table:table-cell>
          <table:table-cell table:style-name="ce11" table:formula="of:=COM.MICROSOFT.CONCAT(VLOOKUP(LEFT([.D22];1);[.$A$1:.$B$9];2;0);&quot; -- &quot;; [.E22])" office:value-type="string" office:string-value="Daily Living -- Alcohol" calcext:value-type="string">
            <text:p>Daily Living -- Alcohol</text:p>
          </table:table-cell>
          <table:table-cell table:style-name="ce68" table:formula="of:=[.D22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3</text:p>
          </table:table-cell>
          <table:table-cell table:style-name="ce11" office:value-type="string" calcext:value-type="string">
            <text:p>Clothing/shoes</text:p>
          </table:table-cell>
          <table:table-cell table:style-name="ce11" table:formula="of:=COM.MICROSOFT.CONCAT(VLOOKUP(LEFT([.D23];1);[.$A$1:.$B$9];2;0);&quot; -- &quot;; [.E23])" office:value-type="string" office:string-value="Daily Living -- Clothing/shoes" calcext:value-type="string">
            <text:p>Daily Living -- Clothing/shoes</text:p>
          </table:table-cell>
          <table:table-cell table:style-name="ce68" table:formula="of:=[.D23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4</text:p>
          </table:table-cell>
          <table:table-cell table:style-name="ce11" office:value-type="string" calcext:value-type="string">
            <text:p>Education/Lessons</text:p>
          </table:table-cell>
          <table:table-cell table:style-name="ce11" table:formula="of:=COM.MICROSOFT.CONCAT(VLOOKUP(LEFT([.D24];1);[.$A$1:.$B$9];2;0);&quot; -- &quot;; [.E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D24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5</text:p>
          </table:table-cell>
          <table:table-cell table:style-name="ce11" office:value-type="string" calcext:value-type="string">
            <text:p>Dining/Eating Out</text:p>
          </table:table-cell>
          <table:table-cell table:style-name="ce11" table:formula="of:=COM.MICROSOFT.CONCAT(VLOOKUP(LEFT([.D25];1);[.$A$1:.$B$9];2;0);&quot; -- &quot;; [.E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D25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6</text:p>
          </table:table-cell>
          <table:table-cell table:style-name="ce11" office:value-type="string" calcext:value-type="string">
            <text:p>Office Supplies</text:p>
          </table:table-cell>
          <table:table-cell table:style-name="ce11" table:formula="of:=COM.MICROSOFT.CONCAT(VLOOKUP(LEFT([.D26];1);[.$A$1:.$B$9];2;0);&quot; -- &quot;; [.E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D26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7</text:p>
          </table:table-cell>
          <table:table-cell table:style-name="ce11" office:value-type="string" calcext:value-type="string">
            <text:p>Gifts</text:p>
          </table:table-cell>
          <table:table-cell table:style-name="ce11" table:formula="of:=COM.MICROSOFT.CONCAT(VLOOKUP(LEFT([.D27];1);[.$A$1:.$B$9];2;0);&quot; -- &quot;; [.E27])" office:value-type="string" office:string-value="Daily Living -- Gifts" calcext:value-type="string">
            <text:p>Daily Living -- Gifts</text:p>
          </table:table-cell>
          <table:table-cell table:style-name="ce68" table:formula="of:=[.D27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8</text:p>
          </table:table-cell>
          <table:table-cell table:style-name="ce11" office:value-type="string" calcext:value-type="string">
            <text:p>Bank Fee</text:p>
          </table:table-cell>
          <table:table-cell table:style-name="ce11" table:formula="of:=COM.MICROSOFT.CONCAT(VLOOKUP(LEFT([.D28];1);[.$A$1:.$B$9];2;0);&quot; -- &quot;; [.E28])" office:value-type="string" office:string-value="Daily Living -- Bank Fee" calcext:value-type="string">
            <text:p>Daily Living -- Bank Fee</text:p>
          </table:table-cell>
          <table:table-cell table:style-name="ce68" table:formula="of:=[.D28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9</text:p>
          </table:table-cell>
          <table:table-cell table:style-name="ce11" office:value-type="string" calcext:value-type="string">
            <text:p>License Fee</text:p>
          </table:table-cell>
          <table:table-cell table:style-name="ce11" table:formula="of:=COM.MICROSOFT.CONCAT(VLOOKUP(LEFT([.D29];1);[.$A$1:.$B$9];2;0);&quot; -- &quot;; [.E29])" office:value-type="string" office:string-value="Daily Living -- License Fee" calcext:value-type="string">
            <text:p>Daily Living -- License Fee</text:p>
          </table:table-cell>
          <table:table-cell table:style-name="ce68" table:formula="of:=[.D29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Annual Fee</text:p>
          </table:table-cell>
          <table:table-cell table:style-name="ce11" table:formula="of:=COM.MICROSOFT.CONCAT(VLOOKUP(LEFT([.D30];1);[.$A$1:.$B$9];2;0);&quot; -- &quot;; [.E30])" office:value-type="string" office:string-value="Daily Living -- Annual Fee" calcext:value-type="string">
            <text:p>Daily Living -- Annual Fee</text:p>
          </table:table-cell>
          <table:table-cell table:style-name="ce68" table:formula="of:=[.D30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Mobile Phone Fee</text:p>
          </table:table-cell>
          <table:table-cell table:style-name="ce11" table:formula="of:=COM.MICROSOFT.CONCAT(VLOOKUP(LEFT([.D31];1);[.$A$1:.$B$9];2;0);&quot; -- &quot;; [.E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D31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2];1);[.$A$1:.$B$9];2;0);&quot; -- &quot;; [.E32])" office:value-type="string" office:string-value="Daily Living -- Other" calcext:value-type="string">
            <text:p>Daily Living -- Other</text:p>
          </table:table-cell>
          <table:table-cell table:style-name="ce68" table:formula="of:=[.D32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1</text:p>
          </table:table-cell>
          <table:table-cell table:style-name="ce11" office:value-type="string" calcext:value-type="string">
            <text:p>Travel/Vacation</text:p>
          </table:table-cell>
          <table:table-cell table:style-name="ce11" table:formula="of:=COM.MICROSOFT.CONCAT(VLOOKUP(LEFT([.D33];1);[.$A$1:.$B$9];2;0);&quot; -- &quot;; [.E33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D33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2</text:p>
          </table:table-cell>
          <table:table-cell table:style-name="ce11" office:value-type="string" calcext:value-type="string">
            <text:p>Movies</text:p>
          </table:table-cell>
          <table:table-cell table:style-name="ce11" table:formula="of:=COM.MICROSOFT.CONCAT(VLOOKUP(LEFT([.D34];1);[.$A$1:.$B$9];2;0);&quot; -- &quot;; [.E34])" office:value-type="string" office:string-value="Entertainment -- Movies" calcext:value-type="string">
            <text:p>Entertainment -- Movies</text:p>
          </table:table-cell>
          <table:table-cell table:style-name="ce68" table:formula="of:=[.D34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5];1);[.$A$1:.$B$9];2;0);&quot; -- &quot;; [.E35])" office:value-type="string" office:string-value="Entertainment -- Other" calcext:value-type="string">
            <text:p>Entertainment -- Other</text:p>
          </table:table-cell>
          <table:table-cell table:style-name="ce68" table:formula="of:=[.D35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1</text:p>
          </table:table-cell>
          <table:table-cell table:style-name="ce11" office:value-type="string" calcext:value-type="string">
            <text:p>Credit Card ANZ</text:p>
          </table:table-cell>
          <table:table-cell table:style-name="ce11" table:formula="of:=COM.MICROSOFT.CONCAT(VLOOKUP(LEFT([.D36];1);[.$A$1:.$B$9];2;0);&quot; -- &quot;; [.E36])" office:value-type="string" office:string-value="Payment -- Credit Card ANZ" calcext:value-type="string">
            <text:p>Payment -- Credit Card ANZ</text:p>
          </table:table-cell>
          <table:table-cell table:style-name="ce68" table:formula="of:=[.D36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2</text:p>
          </table:table-cell>
          <table:table-cell table:style-name="ce11" office:value-type="string" calcext:value-type="string">
            <text:p>Credit Card Cbank</text:p>
          </table:table-cell>
          <table:table-cell table:style-name="ce11" table:formula="of:=COM.MICROSOFT.CONCAT(VLOOKUP(LEFT([.D37];1);[.$A$1:.$B$9];2;0);&quot; -- &quot;; [.E37])" office:value-type="string" office:string-value="Payment -- Credit Card Cbank" calcext:value-type="string">
            <text:p>Payment -- Credit Card Cbank</text:p>
          </table:table-cell>
          <table:table-cell table:style-name="ce68" table:formula="of:=[.D37]" office:value-type="string" office:string-value="F02" calcext:value-type="string">
            <text:p>F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3</text:p>
          </table:table-cell>
          <table:table-cell table:style-name="ce11" office:value-type="string" calcext:value-type="string">
            <text:p>Fund to </text:p>
          </table:table-cell>
          <table:table-cell table:style-name="ce11" table:formula="of:=COM.MICROSOFT.CONCAT(VLOOKUP(LEFT([.D38];1);[.$A$1:.$B$9];2;0);&quot; -- &quot;; [.E38])" office:value-type="string" office:string-value="Payment -- Fund to " calcext:value-type="string">
            <text:p>Payment -- Fund to </text:p>
          </table:table-cell>
          <table:table-cell table:style-name="ce68" table:formula="of:=[.D38]" office:value-type="string" office:string-value="F03" calcext:value-type="string">
            <text:p>F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4</text:p>
          </table:table-cell>
          <table:table-cell table:style-name="ce11" office:value-type="string" calcext:value-type="string">
            <text:p>Withdraw Cash</text:p>
          </table:table-cell>
          <table:table-cell table:style-name="ce11" table:formula="of:=COM.MICROSOFT.CONCAT(VLOOKUP(LEFT([.D39];1);[.$A$1:.$B$9];2;0);&quot; -- &quot;; [.E39])" office:value-type="string" office:string-value="Payment -- Withdraw Cash" calcext:value-type="string">
            <text:p>Payment -- Withdraw Cash</text:p>
          </table:table-cell>
          <table:table-cell table:style-name="ce68" table:formula="of:=[.D39]" office:value-type="string" office:string-value="F04" calcext:value-type="string">
            <text:p>F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0];1);[.$A$1:.$B$9];2;0);&quot; -- &quot;; [.E40])" office:value-type="string" office:string-value="Payment -- Other" calcext:value-type="string">
            <text:p>Payment -- Other</text:p>
          </table:table-cell>
          <table:table-cell table:style-name="ce68" table:formula="of:=[.D40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1</text:p>
          </table:table-cell>
          <table:table-cell table:style-name="ce11" office:value-type="string" calcext:value-type="string">
            <text:p>Income</text:p>
          </table:table-cell>
          <table:table-cell table:style-name="ce11" table:formula="of:=COM.MICROSOFT.CONCAT(VLOOKUP(LEFT([.D41];1);[.$A$1:.$B$9];2;0);&quot; -- &quot;; [.E41])" office:value-type="string" office:string-value="Miscellaneous -- Income" calcext:value-type="string">
            <text:p>Miscellaneous -- Income</text:p>
          </table:table-cell>
          <table:table-cell table:style-name="ce68" table:formula="of:=[.D41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2</text:p>
          </table:table-cell>
          <table:table-cell table:style-name="ce11" office:value-type="string" calcext:value-type="string">
            <text:p>Fund from </text:p>
          </table:table-cell>
          <table:table-cell table:style-name="ce11" table:formula="of:=COM.MICROSOFT.CONCAT(VLOOKUP(LEFT([.D42];1);[.$A$1:.$B$9];2;0);&quot; -- &quot;; [.E42])" office:value-type="string" office:string-value="Miscellaneous -- Fund from " calcext:value-type="string">
            <text:p>Miscellaneous -- Fund from </text:p>
          </table:table-cell>
          <table:table-cell table:style-name="ce68" table:formula="of:=[.D42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3];1);[.$A$1:.$B$9];2;0);&quot; -- &quot;; [.E43])" office:value-type="string" office:string-value="Miscellaneous -- Other" calcext:value-type="string">
            <text:p>Miscellaneous -- Other</text:p>
          </table:table-cell>
          <table:table-cell table:style-name="ce68" table:formula="of:=[.D43]" office:value-type="string" office:string-value="G99" calcext:value-type="string">
            <text:p>G99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 table:number-rows-repeated="16">
          <table:table-cell table:number-columns-repeated="8"/>
          <table:table-cell table:style-name="ce10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Unique keywards" table:style-name="ta1">
        <office:forms form:automatic-focus="false" form:apply-design-mode="false"/>
        <table:table-column table:style-name="co16" table:default-cell-style-name="Default"/>
        <table:table-column table:style-name="co7" table:default-cell-style-name="Default"/>
        <table:table-row table:style-name="ro1">
          <table:table-cell table:formula="of:=[$Keywords.B2]" office:value-type="string" office:string-value="Daily Living -- Groceries" calcext:value-type="string">
            <text:p>Daily Living -- Groceries</text:p>
          </table:table-cell>
          <table:table-cell table:formula="of:=[$Keywords.C2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3]" office:value-type="string" office:string-value="Daily Living -- Groceries" calcext:value-type="string">
            <text:p>Daily Living -- Groceries</text:p>
          </table:table-cell>
          <table:table-cell table:formula="of:=[$Keywords.C3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]" office:value-type="string" office:string-value="Daily Living -- Groceries" calcext:value-type="string">
            <text:p>Daily Living -- Groceries</text:p>
          </table:table-cell>
          <table:table-cell table:formula="of:=[$Keywords.C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5]" office:value-type="string" office:string-value="Daily Living -- Groceries" calcext:value-type="string">
            <text:p>Daily Living -- Groceries</text:p>
          </table:table-cell>
          <table:table-cell table:formula="of:=[$Keywords.C5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6]" office:value-type="string" office:string-value="Daily Living -- Groceries" calcext:value-type="string">
            <text:p>Daily Living -- Groceries</text:p>
          </table:table-cell>
          <table:table-cell table:formula="of:=[$Keywords.C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7]" office:value-type="string" office:string-value="Daily Living -- Groceries" calcext:value-type="string">
            <text:p>Daily Living -- Groceries</text:p>
          </table:table-cell>
          <table:table-cell table:formula="of:=[$Keywords.C7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8]" office:value-type="string" office:string-value="Daily Living -- Groceries" calcext:value-type="string">
            <text:p>Daily Living -- Groceries</text:p>
          </table:table-cell>
          <table:table-cell table:formula="of:=[$Keywords.C8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9]" office:value-type="string" office:string-value="Payment -- Other" calcext:value-type="string">
            <text:p>Payment -- Other</text:p>
          </table:table-cell>
          <table:table-cell table:formula="of:=[$Keywords.C9]" office:value-type="string" office:string-value="F99" calcext:value-type="string">
            <text:p>F99</text:p>
          </table:table-cell>
        </table:table-row>
        <table:table-row table:style-name="ro1">
          <table:table-cell table:formula="of:=[$Keywords.B10]" office:value-type="string" office:string-value="Daily Living -- Dining/Eating Out" calcext:value-type="string">
            <text:p>Daily Living -- Dining/Eating Out</text:p>
          </table:table-cell>
          <table:table-cell table:formula="of:=[$Keywords.C1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11]" office:value-type="string" office:string-value="Daily Living -- Clothing/shoes" calcext:value-type="string">
            <text:p>Daily Living -- Clothing/shoes</text:p>
          </table:table-cell>
          <table:table-cell table:formula="of:=[$Keywords.C11]" office:value-type="string" office:string-value="D03" calcext:value-type="string">
            <text:p>D03</text:p>
          </table:table-cell>
        </table:table-row>
        <table:table-row table:style-name="ro1" table:visibility="filter">
          <table:table-cell table:formula="of:=[$Keywords.B12]" office:value-type="string" office:string-value="Daily Living -- Clothing/shoes" calcext:value-type="string">
            <text:p>Daily Living -- Clothing/shoes</text:p>
          </table:table-cell>
          <table:table-cell table:formula="of:=[$Keywords.C12]" office:value-type="string" office:string-value="D03" calcext:value-type="string">
            <text:p>D03</text:p>
          </table:table-cell>
        </table:table-row>
        <table:table-row table:style-name="ro1">
          <table:table-cell table:formula="of:=[$Keywords.B13]" office:value-type="string" office:string-value="Daily Living -- Education/Lessons" calcext:value-type="string">
            <text:p>Daily Living -- Education/Lessons</text:p>
          </table:table-cell>
          <table:table-cell table:formula="of:=[$Keywords.C13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14]" office:value-type="string" office:string-value="Daily Living -- Groceries" calcext:value-type="string">
            <text:p>Daily Living -- Groceries</text:p>
          </table:table-cell>
          <table:table-cell table:formula="of:=[$Keywords.C14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5]" office:value-type="string" office:string-value="Transportation -- Fines" calcext:value-type="string">
            <text:p>Transportation -- Fines</text:p>
          </table:table-cell>
          <table:table-cell table:formula="of:=[$Keywords.C15]" office:value-type="string" office:string-value="B07" calcext:value-type="string">
            <text:p>B07</text:p>
          </table:table-cell>
        </table:table-row>
        <table:table-row table:style-name="ro1" table:visibility="filter">
          <table:table-cell table:formula="of:=[$Keywords.B16]" office:value-type="string" office:string-value="Daily Living -- Groceries" calcext:value-type="string">
            <text:p>Daily Living -- Groceries</text:p>
          </table:table-cell>
          <table:table-cell table:formula="of:=[$Keywords.C16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7]" office:value-type="string" office:string-value="Daily Living -- Mobile Phone Fee" calcext:value-type="string">
            <text:p>Daily Living -- Mobile Phone Fee</text:p>
          </table:table-cell>
          <table:table-cell table:formula="of:=[$Keywords.C17]" office:value-type="string" office:string-value="D11" calcext:value-type="string">
            <text:p>D11</text:p>
          </table:table-cell>
        </table:table-row>
        <table:table-row table:style-name="ro1">
          <table:table-cell table:formula="of:=[$Keywords.B18]" office:value-type="string" office:string-value="Transportation -- Registration" calcext:value-type="string">
            <text:p>Transportation -- Registration</text:p>
          </table:table-cell>
          <table:table-cell table:formula="of:=[$Keywords.C18]" office:value-type="string" office:string-value="B03" calcext:value-type="string">
            <text:p>B03</text:p>
          </table:table-cell>
        </table:table-row>
        <table:table-row table:style-name="ro1">
          <table:table-cell table:formula="of:=[$Keywords.B19]" office:value-type="string" office:string-value="Daily Living -- Office Supplies" calcext:value-type="string">
            <text:p>Daily Living -- Office Supplies</text:p>
          </table:table-cell>
          <table:table-cell table:formula="of:=[$Keywords.C19]" office:value-type="string" office:string-value="D06" calcext:value-type="string">
            <text:p>D06</text:p>
          </table:table-cell>
        </table:table-row>
        <table:table-row table:style-name="ro1" table:visibility="filter">
          <table:table-cell table:formula="of:=[$Keywords.B20]" office:value-type="string" office:string-value="Daily Living -- Dining/Eating Out" calcext:value-type="string">
            <text:p>Daily Living -- Dining/Eating Out</text:p>
          </table:table-cell>
          <table:table-cell table:formula="of:=[$Keywords.C2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21]" office:value-type="string" office:string-value="Transportation -- Fuel" calcext:value-type="string">
            <text:p>Transportation -- Fuel</text:p>
          </table:table-cell>
          <table:table-cell table:formula="of:=[$Keywords.C21]" office:value-type="string" office:string-value="B01" calcext:value-type="string">
            <text:p>B01</text:p>
          </table:table-cell>
        </table:table-row>
        <table:table-row table:style-name="ro1">
          <table:table-cell table:formula="of:=[$Keywords.B22]" office:value-type="string" office:string-value="Medical/Health -- Medicine/Drugs" calcext:value-type="string">
            <text:p>Medical/Health -- Medicine/Drugs</text:p>
          </table:table-cell>
          <table:table-cell table:formula="of:=[$Keywords.C22]" office:value-type="string" office:string-value="C03" calcext:value-type="string">
            <text:p>C03</text:p>
          </table:table-cell>
        </table:table-row>
        <table:table-row table:style-name="ro1" table:visibility="filter">
          <table:table-cell table:formula="of:=[$Keywords.B23]" office:value-type="string" office:string-value="Transportation -- Fuel" calcext:value-type="string">
            <text:p>Transportation -- Fuel</text:p>
          </table:table-cell>
          <table:table-cell table:formula="of:=[$Keywords.C23]" office:value-type="string" office:string-value="B01" calcext:value-type="string">
            <text:p>B01</text:p>
          </table:table-cell>
        </table:table-row>
        <table:table-row table:style-name="ro1" table:visibility="filter">
          <table:table-cell table:formula="of:=[$Keywords.B24]" office:value-type="string" office:string-value="Daily Living -- Groceries" calcext:value-type="string">
            <text:p>Daily Living -- Groceries</text:p>
          </table:table-cell>
          <table:table-cell table:formula="of:=[$Keywords.C2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25]" office:value-type="string" office:string-value="Daily Living -- Education/Lessons" calcext:value-type="string">
            <text:p>Daily Living -- Education/Lessons</text:p>
          </table:table-cell>
          <table:table-cell table:formula="of:=[$Keywords.C25]" office:value-type="string" office:string-value="D04" calcext:value-type="string">
            <text:p>D04</text:p>
          </table:table-cell>
        </table:table-row>
        <table:table-row table:style-name="ro1">
          <table:table-cell table:formula="of:=[$Keywords.B26]" office:value-type="string" office:string-value="Daily Living -- License Fee" calcext:value-type="string">
            <text:p>Daily Living -- License Fee</text:p>
          </table:table-cell>
          <table:table-cell table:formula="of:=[$Keywords.C26]" office:value-type="string" office:string-value="D09" calcext:value-type="string">
            <text:p>D09</text:p>
          </table:table-cell>
        </table:table-row>
        <table:table-row table:style-name="ro1">
          <table:table-cell table:formula="of:=[$Keywords.B27]" office:value-type="string" office:string-value="Housing Expenses -- Internet/Phone" calcext:value-type="string">
            <text:p>Housing Expenses -- Internet/Phone</text:p>
          </table:table-cell>
          <table:table-cell table:formula="of:=[$Keywords.C27]" office:value-type="string" office:string-value="A04" calcext:value-type="string">
            <text:p>A04</text:p>
          </table:table-cell>
        </table:table-row>
        <table:table-row table:style-name="ro1" table:visibility="filter">
          <table:table-cell table:formula="of:=[$Keywords.B28]" office:value-type="string" office:string-value="Daily Living -- Groceries" calcext:value-type="string">
            <text:p>Daily Living -- Groceries</text:p>
          </table:table-cell>
          <table:table-cell table:formula="of:=[$Keywords.C28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29]" office:value-type="string" office:string-value="Daily Living -- Other" calcext:value-type="string">
            <text:p>Daily Living -- Other</text:p>
          </table:table-cell>
          <table:table-cell table:formula="of:=[$Keywords.C29]" office:value-type="string" office:string-value="D99" calcext:value-type="string">
            <text:p>D99</text:p>
          </table:table-cell>
        </table:table-row>
        <table:table-row table:style-name="ro1">
          <table:table-cell table:formula="of:=[$Keywords.B30]" office:value-type="string" office:string-value="Medical/Health -- Insurance" calcext:value-type="string">
            <text:p>Medical/Health -- Insurance</text:p>
          </table:table-cell>
          <table:table-cell table:formula="of:=[$Keywords.C30]" office:value-type="string" office:string-value="C01" calcext:value-type="string">
            <text:p>C01</text:p>
          </table:table-cell>
        </table:table-row>
        <table:table-row table:style-name="ro1" table:visibility="filter">
          <table:table-cell table:formula="of:=[$Keywords.B31]" office:value-type="string" office:string-value="Daily Living -- Dining/Eating Out" calcext:value-type="string">
            <text:p>Daily Living -- Dining/Eating Out</text:p>
          </table:table-cell>
          <table:table-cell table:formula="of:=[$Keywords.C31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32]" office:value-type="string" office:string-value="Housing Expenses -- Rent" calcext:value-type="string">
            <text:p>Housing Expenses -- Rent</text:p>
          </table:table-cell>
          <table:table-cell table:formula="of:=[$Keywords.C32]" office:value-type="string" office:string-value="A02" calcext:value-type="string">
            <text:p>A02</text:p>
          </table:table-cell>
        </table:table-row>
        <table:table-row table:style-name="ro1">
          <table:table-cell table:formula="of:=[$Keywords.B33]" office:value-type="string" office:string-value="Entertainment -- Other" calcext:value-type="string">
            <text:p>Entertainment -- Other</text:p>
          </table:table-cell>
          <table:table-cell table:formula="of:=[$Keywords.C33]" office:value-type="string" office:string-value="E99" calcext:value-type="string">
            <text:p>E99</text:p>
          </table:table-cell>
        </table:table-row>
        <table:table-row table:style-name="ro1">
          <table:table-cell table:formula="of:=[$Keywords.B34]" office:value-type="string" office:string-value="Medical/Health -- Health Club" calcext:value-type="string">
            <text:p>Medical/Health -- Health Club</text:p>
          </table:table-cell>
          <table:table-cell table:formula="of:=[$Keywords.C34]" office:value-type="string" office:string-value="C04" calcext:value-type="string">
            <text:p>C04</text:p>
          </table:table-cell>
        </table:table-row>
        <table:table-row table:style-name="ro1">
          <table:table-cell table:formula="of:=[$Keywords.B35]" office:value-type="string" office:string-value="Payment -- Credit Card Cbank" calcext:value-type="string">
            <text:p>Payment -- Credit Card Cbank</text:p>
          </table:table-cell>
          <table:table-cell table:formula="of:=[$Keywords.C35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6]" office:value-type="string" office:string-value="Payment -- Credit Card ANZ" calcext:value-type="string">
            <text:p>Payment -- Credit Card ANZ</text:p>
          </table:table-cell>
          <table:table-cell table:formula="of:=[$Keywords.C36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7]" office:value-type="string" office:string-value="Payment -- Credit Card ANZ" calcext:value-type="string">
            <text:p>Payment -- Credit Card ANZ</text:p>
          </table:table-cell>
          <table:table-cell table:formula="of:=[$Keywords.C37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8]" office:value-type="string" office:string-value="Payment -- Credit Card Cbank" calcext:value-type="string">
            <text:p>Payment -- Credit Card Cbank</text:p>
          </table:table-cell>
          <table:table-cell table:formula="of:=[$Keywords.C38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9]" office:value-type="string" office:string-value="Daily Living -- Bank Fee" calcext:value-type="string">
            <text:p>Daily Living -- Bank Fee</text:p>
          </table:table-cell>
          <table:table-cell table:formula="of:=[$Keywords.C39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0]" office:value-type="string" office:string-value="Daily Living -- Bank Fee" calcext:value-type="string">
            <text:p>Daily Living -- Bank Fee</text:p>
          </table:table-cell>
          <table:table-cell table:formula="of:=[$Keywords.C40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1]" office:value-type="string" office:string-value="Daily Living -- Bank Fee" calcext:value-type="string">
            <text:p>Daily Living -- Bank Fee</text:p>
          </table:table-cell>
          <table:table-cell table:formula="of:=[$Keywords.C41]" office:value-type="string" office:string-value="D08" calcext:value-type="string">
            <text:p>D08</text:p>
          </table:table-cell>
        </table:table-row>
        <table:table-row table:style-name="ro1">
          <table:table-cell table:formula="of:=[$Keywords.B42]" office:value-type="string" office:string-value="Payment -- Withdraw Cash" calcext:value-type="string">
            <text:p>Payment -- Withdraw Cash</text:p>
          </table:table-cell>
          <table:table-cell table:formula="of:=[$Keywords.C42]" office:value-type="string" office:string-value="F04" calcext:value-type="string">
            <text:p>F04</text:p>
          </table:table-cell>
        </table:table-row>
        <table:table-row table:style-name="ro1">
          <table:table-cell table:formula="of:=[$Keywords.B43]" office:value-type="string" office:string-value="Miscellaneous -- Income" calcext:value-type="string">
            <text:p>Miscellaneous -- Income</text:p>
          </table:table-cell>
          <table:table-cell table:formula="of:=[$Keywords.C43]" office:value-type="string" office:string-value="G01" calcext:value-type="string">
            <text:p>G01</text:p>
          </table:table-cell>
        </table:table-row>
        <table:table-row table:style-name="ro1" table:visibility="filter">
          <table:table-cell table:formula="of:=[$Keywords.B44]" office:value-type="string" office:string-value="Daily Living -- Other" calcext:value-type="string">
            <text:p>Daily Living -- Other</text:p>
          </table:table-cell>
          <table:table-cell table:formula="of:=[$Keywords.C44]" office:value-type="string" office:string-value="D99" calcext:value-type="string">
            <text:p>D99</text:p>
          </table:table-cell>
        </table:table-row>
        <table:table-row table:style-name="ro1" table:visibility="filter">
          <table:table-cell table:formula="of:=[$Keywords.B45]" office:value-type="string" office:string-value="Daily Living -- Groceries" calcext:value-type="string">
            <text:p>Daily Living -- Groceries</text:p>
          </table:table-cell>
          <table:table-cell table:formula="of:=[$Keywords.C45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6]" office:value-type="string" office:string-value="Daily Living -- Groceries" calcext:value-type="string">
            <text:p>Daily Living -- Groceries</text:p>
          </table:table-cell>
          <table:table-cell table:formula="of:=[$Keywords.C4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7]" office:value-type="string" office:string-value="Daily Living -- Dining/Eating Out" calcext:value-type="string">
            <text:p>Daily Living -- Dining/Eating Out</text:p>
          </table:table-cell>
          <table:table-cell table:formula="of:=[$Keywords.C47]" office:value-type="string" office:string-value="D05" calcext:value-type="string">
            <text:p>D05</text:p>
          </table:table-cell>
        </table:table-row>
        <table:table-row table:style-name="ro1" table:visibility="filter">
          <table:table-cell table:formula="of:=[$Keywords.B48]" office:value-type="string" office:string-value="Daily Living -- Groceries" calcext:value-type="string">
            <text:p>Daily Living -- Groceries</text:p>
          </table:table-cell>
          <table:table-cell table:formula="of:=[$Keywords.C48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9]" office:value-type="string" office:string-value="Daily Living -- Groceries" calcext:value-type="string">
            <text:p>Daily Living -- Groceries</text:p>
          </table:table-cell>
          <table:table-cell table:formula="of:=[$Keywords.C49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50]" office:value-type="string" office:string-value="Housing Expenses -- Electricity" calcext:value-type="string">
            <text:p>Housing Expenses -- Electricity</text:p>
          </table:table-cell>
          <table:table-cell table:formula="of:=[$Keywords.C50]" office:value-type="string" office:string-value="A03" calcext:value-type="string">
            <text:p>A03</text:p>
          </table:table-cell>
        </table:table-row>
        <table:table-row table:style-name="ro1" table:visibility="filter">
          <table:table-cell table:formula="of:=[$Keywords.B51]" office:value-type="string" office:string-value="Daily Living -- Education/Lessons" calcext:value-type="string">
            <text:p>Daily Living -- Education/Lessons</text:p>
          </table:table-cell>
          <table:table-cell table:formula="of:=[$Keywords.C51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2]" office:value-type="string" office:string-value="Daily Living -- Groceries" calcext:value-type="string">
            <text:p>Daily Living -- Groceries</text:p>
          </table:table-cell>
          <table:table-cell table:formula="of:=[$Keywords.C52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53]" office:value-type="string" office:string-value="Miscellaneous -- Fund from " calcext:value-type="string">
            <text:p>Miscellaneous -- Fund from </text:p>
          </table:table-cell>
          <table:table-cell table:formula="of:=[$Keywords.C53]" office:value-type="string" office:string-value="G02" calcext:value-type="string">
            <text:p>G02</text:p>
          </table:table-cell>
        </table:table-row>
        <table:table-row table:style-name="ro1" table:visibility="filter">
          <table:table-cell table:formula="of:=[$Keywords.B54]" office:value-type="string" office:string-value="Daily Living -- Education/Lessons" calcext:value-type="string">
            <text:p>Daily Living -- Education/Lessons</text:p>
          </table:table-cell>
          <table:table-cell table:formula="of:=[$Keywords.C54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5]" office:value-type="string" office:string-value="Daily Living -- Dining/Eating Out" calcext:value-type="string">
            <text:p>Daily Living -- Dining/Eating Out</text:p>
          </table:table-cell>
          <table:table-cell table:formula="of:=[$Keywords.C55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56]" office:value-type="string" office:string-value="Payment -- Fund to " calcext:value-type="string">
            <text:p>Payment -- Fund to </text:p>
          </table:table-cell>
          <table:table-cell table:formula="of:=[$Keywords.C56]" office:value-type="string" office:string-value="F03" calcext:value-type="string">
            <text:p>F03</text:p>
          </table:table-cell>
        </table:table-row>
        <table:table-row table:style-name="ro1">
          <table:table-cell table:formula="of:=[$Keywords.B57]" office:value-type="string" office:string-value="Housing Expenses -- Household Items/Supplies" calcext:value-type="string">
            <text:p>Housing Expenses -- Household Items/Supplies</text:p>
          </table:table-cell>
          <table:table-cell table:formula="of:=[$Keywords.C57]" office:value-type="string" office:string-value="A05" calcext:value-type="string">
            <text:p>A0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eywords" table:style-name="ta1">
        <office:forms form:automatic-focus="false" form:apply-design-mode="false"/>
        <table:table-column table:style-name="co17" table:default-cell-style-name="ce32"/>
        <table:table-column table:style-name="co18" table:default-cell-style-name="ce32"/>
        <table:table-column table:style-name="co7" table:default-cell-style-name="ce33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19" table:default-cell-style-name="ce32"/>
        <table:table-column table:style-name="co22" table:default-cell-style-name="ce32"/>
        <table:table-column table:style-name="co23" table:default-cell-style-name="ce33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7" table:number-columns-repeated="1012" table:default-cell-style-name="ce32"/>
        <table:table-row table:style-name="ro4">
          <table:table-cell table:style-name="ce28" office:value-type="string" calcext:value-type="string">
            <text:p>Keywords</text:p>
          </table:table-cell>
          <table:table-cell table:style-name="ce28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45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45" table:number-columns-repeated="1012"/>
        </table:table-row>
        <table:table-row table:style-name="ro5">
          <table:table-cell table:style-name="ce21" office:value-type="string" calcext:value-type="string">
            <text:p>WOOLWORTH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];[$Category.$F$2:$Category.$G$43];2;0)" office:value-type="string" office:string-value="D01" calcext:value-type="string">
            <text:p>D01</text:p>
          </table:table-cell>
          <table:table-cell/>
          <table:table-cell table:style-name="ce36" office:value-type="string" calcext:value-type="string">
            <text:p>PARKWOOD INTERNATION</text:p>
          </table:table-cell>
          <table:table-cell table:style-name="ce103" table:formula="of:=COUNTIF([.A2:.A252];[.E2])" office:value-type="float" office:value="1" calcext:value-type="float">
            <text:p>1</text:p>
          </table:table-cell>
          <table:table-cell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/>
          <table:table-cell table:style-name="ce41" office:value-type="string" calcext:value-type="string">
            <text:p>D03</text:p>
          </table:table-cell>
          <table:table-cell table:style-name="ce103" table:formula="of:=COUNTIF([.I2:.I252];[.K2]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71" office:value-type="string" calcext:value-type="string">
            <text:p>DIS FRUI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3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Payment -- Other</text:p>
          </table:table-cell>
          <table:table-cell office:value-type="string" calcext:value-type="string">
            <text:p>F99</text:p>
          </table:table-cell>
          <table:table-cell/>
          <table:table-cell table:style-name="ce107"/>
          <table:table-cell table:style-name="ce108"/>
          <table:table-cell table:number-columns-repeated="1012"/>
        </table:table-row>
        <table:table-row table:style-name="ro5">
          <table:table-cell table:style-name="ce71" office:value-type="string" calcext:value-type="string">
            <text:p>ALDI STOR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K TOWN SUPER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5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Clothing/shoes</text:p>
          </table:table-cell>
          <table:table-cell office:value-type="string" calcext:value-type="string">
            <text:p>D03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NARO TRADING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4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PPY 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7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GA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8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LINK DIR DEBIT</text:p>
          </table:table-cell>
          <table:table-cell table:style-name="ce21" table:content-validation-name="val3" office:value-type="string" calcext:value-type="string">
            <text:p>Payment -- Other</text:p>
          </table:table-cell>
          <table:table-cell table:formula="of:=VLOOKUP([.B9];[$Category.$F$2:$Category.$G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MS CHARCOAL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1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BETTS BRAND DIRECT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1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NIKE HARBOURTOWN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2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PRIMARY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13];[$Category.$F$2:$Category.$G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KMAR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JUSTICE SPER</text:p>
          </table:table-cell>
          <table:table-cell table:style-name="ce21" table:content-validation-name="val3" office:value-type="string" calcext:value-type="string">
            <text:p>Transportation -- Fines</text:p>
          </table:table-cell>
          <table:table-cell table:formula="of:=VLOOKUP([.B15];[$Category.$F$2:$Category.$G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WE BREW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VODAFONE</text:p>
          </table:table-cell>
          <table:table-cell table:style-name="ce21" table:content-validation-name="val3" office:value-type="string" calcext:value-type="string">
            <text:p>Daily Living -- Mobile Phone Fee</text:p>
          </table:table-cell>
          <table:table-cell table:formula="of:=VLOOKUP([.B17];[$Category.$F$2:$Category.$G$43];2;0)" office:value-type="string" office:string-value="D11" calcext:value-type="string">
            <text:p>D11</text:p>
          </table:table-cell>
          <table:table-cell table:number-columns-repeated="4"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MR REG RENEW</text:p>
          </table:table-cell>
          <table:table-cell table:style-name="ce21" table:content-validation-name="val3" office:value-type="string" calcext:value-type="string">
            <text:p>Transportation -- Registration</text:p>
          </table:table-cell>
          <table:table-cell table:formula="of:=VLOOKUP([.B18];[$Category.$F$2:$Category.$G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OFFICEWORKS</text:p>
          </table:table-cell>
          <table:table-cell table:style-name="ce21" table:content-validation-name="val3" office:value-type="string" calcext:value-type="string">
            <text:p>Daily Living -- Office Supplies</text:p>
          </table:table-cell>
          <table:table-cell table:formula="of:=VLOOKUP([.B19];[$Category.$F$2:$Category.$G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HIKOR PTY LT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2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Payment -- Credit Card Cbank</text:p>
          </table:table-cell>
          <table:table-cell office:value-type="string" calcext:value-type="string">
            <text:p>F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WW PETROL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1];[$Category.$F$2:$Category.$G$43];2;0)" office:value-type="string" office:string-value="B01" calcext:value-type="string">
            <text:p>B01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Credit Card ANZ</text:p>
          </table:table-cell>
          <table:table-cell office:value-type="string" calcext:value-type="string">
            <text:p>F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CHEMM</text:p>
          </table:table-cell>
          <table:table-cell table:style-name="ce21" table:content-validation-name="val3" office:value-type="string" calcext:value-type="string">
            <text:p>Medical/Health -- Medicine/Drugs</text:p>
          </table:table-cell>
          <table:table-cell table:formula="of:=VLOOKUP([.B22];[$Category.$F$2:$Category.$G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8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7-ELEVEN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3];[$Category.$F$2:$Category.$G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Payment -- Withdraw Cash</text:p>
          </table:table-cell>
          <table:table-cell office:value-type="string" calcext:value-type="string">
            <text:p>F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OL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AHS GENERAL ACCOUNT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25];[$Category.$F$2:$Category.$G$43];2;0)" office:value-type="string" office:string-value="D04" calcext:value-type="string">
            <text:p>D04</text:p>
          </table:table-cell>
          <table:table-cell table:number-columns-repeated="4"/>
          <table:table-cell table:style-name="ce21" table:content-validation-name="val3" office:value-type="string" calcext:value-type="string">
            <text:p>Housing Expenses -- Electricity</text:p>
          </table:table-cell>
          <table:table-cell office:value-type="string" calcext:value-type="string">
            <text:p>A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NMU MEMBERSHIP</text:p>
          </table:table-cell>
          <table:table-cell table:style-name="ce21" table:content-validation-name="val3" office:value-type="string" calcext:value-type="string">
            <text:p>Daily Living -- License Fee</text:p>
          </table:table-cell>
          <table:table-cell table:formula="of:=VLOOKUP([.B26];[$Category.$F$2:$Category.$G$43];2;0)" office:value-type="string" office:string-value="D09" calcext:value-type="string">
            <text:p>D09</text:p>
          </table:table-cell>
          <table:table-cell table:number-columns-repeated="4"/>
          <table:table-cell office:value-type="string" calcext:value-type="string">
            <text:p>Miscellaneous -- Fund from </text:p>
          </table:table-cell>
          <table:table-cell office:value-type="string" calcext:value-type="string">
            <text:p>G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ELSTRA CORP</text:p>
          </table:table-cell>
          <table:table-cell table:style-name="ce21" table:content-validation-name="val3" office:value-type="string" calcext:value-type="string">
            <text:p>Housing Expenses -- Internet/Phone</text:p>
          </table:table-cell>
          <table:table-cell table:formula="of:=VLOOKUP([.B27];[$Category.$F$2:$Category.$G$43];2;0)" office:value-type="string" office:string-value="A04" calcext:value-type="string">
            <text:p>A04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Fund to </text:p>
          </table:table-cell>
          <table:table-cell office:value-type="string" calcext:value-type="string">
            <text:p>F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DOMINO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8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Household Items/Supplies</text:p>
          </table:table-cell>
          <table:table-cell office:value-type="string" calcext:value-type="string">
            <text:p>A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YPAL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29];[$Category.$F$2:$Category.$G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MEDIBANK</text:p>
          </table:table-cell>
          <table:table-cell table:style-name="ce21" table:content-validation-name="val3" office:value-type="string" calcext:value-type="string">
            <text:p>Medical/Health -- Insurance</text:p>
          </table:table-cell>
          <table:table-cell table:formula="of:=VLOOKUP([.B30];[$Category.$F$2:$Category.$G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MCDONALDS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31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DHC <text:s/>INVESTMENT</text:p>
          </table:table-cell>
          <table:table-cell table:style-name="ce21" table:content-validation-name="val3" office:value-type="string" calcext:value-type="string">
            <text:p>Housing Expenses -- Rent</text:p>
          </table:table-cell>
          <table:table-cell table:formula="of:=VLOOKUP([.B32];[$Category.$F$2:$Category.$G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JUMMPS</text:p>
          </table:table-cell>
          <table:table-cell table:style-name="ce21" table:content-validation-name="val3" office:value-type="string" calcext:value-type="string">
            <text:p>Entertainment -- Other</text:p>
          </table:table-cell>
          <table:table-cell table:formula="of:=VLOOKUP([.B33];[$Category.$F$2:$Category.$G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GOODLIFE</text:p>
          </table:table-cell>
          <table:table-cell table:style-name="ce21" table:content-validation-name="val3" office:value-type="string" calcext:value-type="string">
            <text:p>Medical/Health -- Health Club</text:p>
          </table:table-cell>
          <table:table-cell table:formula="of:=VLOOKUP([.B34];[$Category.$F$2:$Category.$G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TO <text:s/>014536587763751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5];[$Category.$F$2:$Category.$G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TO 5468279041172986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6];[$Category.$F$2:$Category.$G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O 4564627119604502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7];[$Category.$F$2:$Category.$G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MONWEALTH CARDS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8];[$Category.$F$2:$Category.$G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DEBIT INTEREST CHARGED</text:p>
          </table:table-cell>
          <table:table-cell table:style-name="ce21" table:content-validation-name="val4" office:value-type="string" calcext:value-type="string">
            <text:p>Daily Living -- Bank Fee</text:p>
          </table:table-cell>
          <table:table-cell table:formula="of:=VLOOKUP([.B39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0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VERSAL OF 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1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M</text:p>
          </table:table-cell>
          <table:table-cell table:style-name="ce21" table:content-validation-name="val3" office:value-type="string" calcext:value-type="string">
            <text:p>Payment -- Withdraw Cash</text:p>
          </table:table-cell>
          <table:table-cell table:formula="of:=VLOOKUP([.B42];[$Category.$F$2:$Category.$G$43];2;0)" office:value-type="string" office:string-value="F04" calcext:value-type="string">
            <text:p>F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Y/SALARY</text:p>
          </table:table-cell>
          <table:table-cell table:style-name="ce21" table:content-validation-name="val3" office:value-type="string" calcext:value-type="string">
            <text:p>Miscellaneous -- Income</text:p>
          </table:table-cell>
          <table:table-cell table:formula="of:=VLOOKUP([.B43];[$Category.$F$2:$Category.$G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LINE PH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44];[$Category.$F$2:$Category.$G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UMBY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5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JHY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6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BREADTOP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47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EEN VALLEY BUTCHE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8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CHIBANA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9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IGIN ENERGY</text:p>
          </table:table-cell>
          <table:table-cell table:style-name="ce21" table:content-validation-name="val3" office:value-type="string" calcext:value-type="string">
            <text:p>Housing Expenses -- Electricity</text:p>
          </table:table-cell>
          <table:table-cell table:formula="of:=VLOOKUP([.B50];[$Category.$F$2:$Category.$G$43];2;0)" office:value-type="string" office:string-value="A03" calcext:value-type="string">
            <text:p>A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VE THAT BOOK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1];[$Category.$F$2:$Category.$G$43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ARRAFFAS COFFEE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52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OM <text:s text:c="6"/>587763751</text:p>
          </table:table-cell>
          <table:table-cell table:style-name="ce21" table:content-validation-name="val3" office:value-type="string" calcext:value-type="string">
            <text:p>Miscellaneous -- Fund from </text:p>
          </table:table-cell>
          <table:table-cell table:formula="of:=VLOOKUP([.B53];[$Category.$F$2:$Category.$G$43];2;0)" office:value-type="string" office:string-value="G02" calcext:value-type="string">
            <text:p>G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CIFIC PINES PRIMAR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4];[$Category.$F$2:$Category.$G$43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URGER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55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YMENT TRANSFER</text:p>
          </table:table-cell>
          <table:table-cell table:style-name="ce21" table:content-validation-name="val3" office:value-type="string" calcext:value-type="string">
            <text:p>Payment -- Fund to </text:p>
          </table:table-cell>
          <table:table-cell table:formula="of:=VLOOKUP([.B56];[$Category.$F$2:$Category.$G$43];2;0)" office:value-type="string" office:string-value="F03" calcext:value-type="string">
            <text:p>F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UNNINGS</text:p>
          </table:table-cell>
          <table:table-cell table:style-name="ce21" table:content-validation-name="val3" office:value-type="string" calcext:value-type="string">
            <text:p>Housing Expenses -- Household Items/Supplies</text:p>
          </table:table-cell>
          <table:table-cell table:formula="of:=VLOOKUP([.B57];[$Category.$F$2:$Category.$G$43];2;0)" office:value-type="string" office:string-value="A05" calcext:value-type="string">
            <text:p>A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G FUELCO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58];[$Category.$F$2:$Category.$G$43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IDAS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59];[$Category.$F$2:$Category.$G$43];2;0)" office:value-type="string" office:string-value="D03" calcext:value-type="string">
            <text:p>D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FC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0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REASURE TRAIN PT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1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RKWOOD INTERNATION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2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 table:number-rows-repeated="68">
          <table:table-cell table:number-columns-repeated="1024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9_04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7" table:number-columns-repeated="1010" table:default-cell-style-name="ce32"/>
        <table:table-column table:style-name="co7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EFTPOS PACIFIC PINES PRIMAR <text:s text:c="4"/>PACIFIC PINESAU</text:p>
          </table:table-cell>
          <table:table-cell table:formula="of:=VLOOKUP([.E4];unique_categories;2;0)" office:value-type="string" office:string-value="D04" calcext:value-type="string">
            <text:p>D04</text:p>
          </table:table-cell>
          <table:table-cell table:formula="of:=INDEX(catagories;MATCH(1;ISNUMBER(SEARCH(keys;[.C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17.9" calcext:value-type="float">
            <text:p>-17.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22.3" calcext:value-type="float">
            <text:p>-22.3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7];unique_categories;2;0)" office:value-type="string" office:string-value="D05" calcext:value-type="string">
            <text:p>D05</text:p>
          </table:table-cell>
          <table:table-cell table:formula="of:=INDEX(catagories;MATCH(1;ISNUMBER(SEARCH(keys;[.C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93.13" calcext:value-type="float">
            <text:p>-93.13</text:p>
          </table:table-cell>
          <table:table-cell office:value-type="string" calcext:value-type="string">
            <text:p>PAYMENT TO PAYPAL AUSTRALIA 1005503673636</text:p>
          </table:table-cell>
          <table:table-cell table:formula="of:=VLOOKUP([.E8];unique_categories;2;0)" office:value-type="string" office:string-value="D99" calcext:value-type="string">
            <text:p>D99</text:p>
          </table:table-cell>
          <table:table-cell table:formula="of:=INDEX(catagories;MATCH(1;ISNUMBER(SEARCH(keys;[.C8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M-BANKING PAYMENT TRANSFER 692545 TO KEVIN LEE</text:p>
          </table:table-cell>
          <table:table-cell table:formula="of:=VLOOKUP([.E9];unique_categories;2;0)" office:value-type="string" office:string-value="F03" calcext:value-type="string">
            <text:p>F03</text:p>
          </table:table-cell>
          <table:table-cell table:formula="of:=INDEX(catagories;MATCH(1;ISNUMBER(SEARCH(keys;[.C9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];unique_categories;2;0)" office:value-type="string" office:string-value="D01" calcext:value-type="string">
            <text:p>D01</text:p>
          </table:table-cell>
          <table:table-cell table:formula="of:=INDEX(catagories;MATCH(1;ISNUMBER(SEARCH(keys;[.C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8.21" calcext:value-type="float">
            <text:p>-58.2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1.12" calcext:value-type="float">
            <text:p>-51.12</text:p>
          </table:table-cell>
          <table:table-cell office:value-type="string" calcext:value-type="string">
            <text:p>EFTPOS EG FUELCO <text:s text:c="6"/>2296\ROBINA QLD <text:s text:c="6"/>AU</text:p>
          </table:table-cell>
          <table:table-cell table:formula="of:=VLOOKUP([.E12];unique_categories;2;0)" office:value-type="string" office:string-value="" calcext:value-type="error">
            <text:p>#N/A</text:p>
          </table:table-cell>
          <table:table-cell table:formula="of:=INDEX(catagories;MATCH(1;ISNUMBER(SEARCH(keys;[.C12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0.28" calcext:value-type="float">
            <text:p>-50.28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7.3" calcext:value-type="float">
            <text:p>-17.3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EFTPOS LEE HARBOUR TOWN CC4 <text:s text:c="4"/>BIGGERA WATERQL</text:p>
          </table:table-cell>
          <table:table-cell table:formula="of:=VLOOKUP([.E17];unique_categories;2;0)" office:value-type="string" office:string-value="" calcext:value-type="error">
            <text:p>#N/A</text:p>
          </table:table-cell>
          <table:table-cell table:formula="of:=INDEX(catagories;MATCH(1;ISNUMBER(SEARCH(keys;[.C17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EFTPOS ADIDAS AUSTRALIA PTY <text:s text:c="4"/>BIGGERA WATERAU</text:p>
          </table:table-cell>
          <table:table-cell table:formula="of:=VLOOKUP([.E19];unique_categories;2;0)" office:value-type="string" office:string-value="" calcext:value-type="error">
            <text:p>#N/A</text:p>
          </table:table-cell>
          <table:table-cell table:formula="of:=INDEX(catagories;MATCH(1;ISNUMBER(SEARCH(keys;[.C19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95" calcext:value-type="float">
            <text:p>-14.9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20];unique_categories;2;0)" office:value-type="string" office:string-value="" calcext:value-type="error">
            <text:p>#N/A</text:p>
          </table:table-cell>
          <table:table-cell table:formula="of:=INDEX(catagories;MATCH(1;ISNUMBER(SEARCH(keys;[.C20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1];unique_categories;2;0)" office:value-type="string" office:string-value="D01" calcext:value-type="string">
            <text:p>D01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8.9" calcext:value-type="float">
            <text:p>-8.9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22];unique_categories;2;0)" office:value-type="string" office:string-value="D05" calcext:value-type="string">
            <text:p>D05</text:p>
          </table:table-cell>
          <table:table-cell table:formula="of:=INDEX(catagories;MATCH(1;ISNUMBER(SEARCH(keys;[.C2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16420729143V</text:p>
          </table:table-cell>
          <table:table-cell table:formula="of:=VLOOKUP([.E23];unique_categories;2;0)" office:value-type="string" office:string-value="F99" calcext:value-type="string">
            <text:p>F99</text:p>
          </table:table-cell>
          <table:table-cell table:formula="of:=INDEX(catagories;MATCH(1;ISNUMBER(SEARCH(keys;[.C23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MLNE2ZUZ</text:p>
          </table:table-cell>
          <table:table-cell table:formula="of:=VLOOKUP([.E24];unique_categories;2;0)" office:value-type="string" office:string-value="C04" calcext:value-type="string">
            <text:p>C04</text:p>
          </table:table-cell>
          <table:table-cell table:formula="of:=INDEX(catagories;MATCH(1;ISNUMBER(SEARCH(keys;[.C2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16420729145K</text:p>
          </table:table-cell>
          <table:table-cell table:formula="of:=VLOOKUP([.E25];unique_categories;2;0)" office:value-type="string" office:string-value="F99" calcext:value-type="string">
            <text:p>F99</text:p>
          </table:table-cell>
          <table:table-cell table:formula="of:=INDEX(catagories;MATCH(1;ISNUMBER(SEARCH(keys;[.C2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6];unique_categories;2;0)" office:value-type="string" office:string-value="D01" calcext:value-type="string">
            <text:p>D01</text:p>
          </table:table-cell>
          <table:table-cell table:formula="of:=INDEX(catagories;MATCH(1;ISNUMBER(SEARCH(keys;[.C2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EFTPOS MCDONALDS HELNSVLE WF HELENSVALE <text:s text:c="2"/>QLDAU</text:p>
          </table:table-cell>
          <table:table-cell table:formula="of:=VLOOKUP([.E27];unique_categories;2;0)" office:value-type="string" office:string-value="D05" calcext:value-type="string">
            <text:p>D05</text:p>
          </table:table-cell>
          <table:table-cell table:formula="of:=INDEX(catagories;MATCH(1;ISNUMBER(SEARCH(keys;[.C2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7.09" calcext:value-type="float">
            <text:p>-107.09</text:p>
          </table:table-cell>
          <table:table-cell office:value-type="string" calcext:value-type="string">
            <text:p>ANZ M-BANKING FUNDS TFER TRANSFER 444030 <text:s/>TO 4564627119604502</text:p>
          </table:table-cell>
          <table:table-cell table:formula="of:=VLOOKUP([.E28];unique_categories;2;0)" office:value-type="string" office:string-value="F01" calcext:value-type="string">
            <text:p>F01</text:p>
          </table:table-cell>
          <table:table-cell table:formula="of:=INDEX(catagories;MATCH(1;ISNUMBER(SEARCH(keys;[.C2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39164}</text:p>
          </table:table-cell>
          <table:table-cell table:formula="of:=VLOOKUP([.E29];unique_categories;2;0)" office:value-type="string" office:string-value="F02" calcext:value-type="string">
            <text:p>F02</text:p>
          </table:table-cell>
          <table:table-cell table:formula="of:=INDEX(catagories;MATCH(1;ISNUMBER(SEARCH(keys;[.C29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VISA DEBIT PURCHASE CARD 7079 HARBOR TWN GOLD CO BIGGERA WATER</text:p>
          </table:table-cell>
          <table:table-cell table:formula="of:=VLOOKUP([.E30];unique_categories;2;0)" office:value-type="string" office:string-value="" calcext:value-type="error">
            <text:p>#N/A</text:p>
          </table:table-cell>
          <table:table-cell table:formula="of:=INDEX(catagories;MATCH(1;ISNUMBER(SEARCH(keys;[.C30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1];unique_categories;2;0)" office:value-type="string" office:string-value="F04" calcext:value-type="string">
            <text:p>F04</text:p>
          </table:table-cell>
          <table:table-cell table:formula="of:=INDEX(catagories;MATCH(1;ISNUMBER(SEARCH(keys;[.C3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EFTPOS PACIFIC PINES PRIMARY <text:s text:c="3"/>PACIFIC PINESAU</text:p>
          </table:table-cell>
          <table:table-cell table:formula="of:=VLOOKUP([.E32];unique_categories;2;0)" office:value-type="string" office:string-value="D04" calcext:value-type="string">
            <text:p>D04</text:p>
          </table:table-cell>
          <table:table-cell table:formula="of:=INDEX(catagories;MATCH(1;ISNUMBER(SEARCH(keys;[.C32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3];unique_categories;2;0)" office:value-type="string" office:string-value="F04" calcext:value-type="string">
            <text:p>F04</text:p>
          </table:table-cell>
          <table:table-cell table:formula="of:=INDEX(catagories;MATCH(1;ISNUMBER(SEARCH(keys;[.C33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.35" calcext:value-type="float">
            <text:p>-3.3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855.89" calcext:value-type="float">
            <text:p>855.89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6];unique_categories;2;0)" office:value-type="string" office:string-value="G01" calcext:value-type="string">
            <text:p>G01</text:p>
          </table:table-cell>
          <table:table-cell table:formula="of:=INDEX(catagories;MATCH(1;ISNUMBER(SEARCH(keys;[.C36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0.95" calcext:value-type="float">
            <text:p>-80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2.63" calcext:value-type="float">
            <text:p>-62.63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97.35" calcext:value-type="float">
            <text:p>-97.35</text:p>
          </table:table-cell>
          <table:table-cell office:value-type="string" calcext:value-type="string">
            <text:p>VISA DEBIT PURCHASE CARD 7079 TREASURE TRAIN PTY L BIGGERA WATER</text:p>
          </table:table-cell>
          <table:table-cell table:formula="of:=VLOOKUP([.E39];unique_categories;2;0)" office:value-type="string" office:string-value="" calcext:value-type="error">
            <text:p>#N/A</text:p>
          </table:table-cell>
          <table:table-cell table:formula="of:=INDEX(catagories;MATCH(1;ISNUMBER(SEARCH(keys;[.C39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15.95" calcext:value-type="float">
            <text:p>-15.9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6.56" calcext:value-type="float">
            <text:p>-86.56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41];unique_categories;2;0)" office:value-type="string" office:string-value="D06" calcext:value-type="string">
            <text:p>D06</text:p>
          </table:table-cell>
          <table:table-cell table:formula="of:=INDEX(catagories;MATCH(1;ISNUMBER(SEARCH(keys;[.C41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3.84" calcext:value-type="float">
            <text:p>-63.84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42];unique_categories;2;0)" office:value-type="string" office:string-value="" calcext:value-type="error">
            <text:p>#N/A</text:p>
          </table:table-cell>
          <table:table-cell table:formula="of:=INDEX(catagories;MATCH(1;ISNUMBER(SEARCH(keys;[.C42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3];unique_categories;2;0)" office:value-type="string" office:string-value="D01" calcext:value-type="string">
            <text:p>D01</text:p>
          </table:table-cell>
          <table:table-cell table:formula="of:=INDEX(catagories;MATCH(1;ISNUMBER(SEARCH(keys;[.C4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55122 TO DHC <text:s/>INVESTMENT</text:p>
          </table:table-cell>
          <table:table-cell table:formula="of:=VLOOKUP([.E44];unique_categories;2;0)" office:value-type="string" office:string-value="A02" calcext:value-type="string">
            <text:p>A02</text:p>
          </table:table-cell>
          <table:table-cell table:formula="of:=INDEX(catagories;MATCH(1;ISNUMBER(SEARCH(keys;[.C44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M-BANKING FUNDS TFER TRANSFER 578710 <text:s/>TO <text:s/>014536587763751</text:p>
          </table:table-cell>
          <table:table-cell table:formula="of:=VLOOKUP([.E45];unique_categories;2;0)" office:value-type="string" office:string-value="F02" calcext:value-type="string">
            <text:p>F02</text:p>
          </table:table-cell>
          <table:table-cell table:formula="of:=INDEX(catagories;MATCH(1;ISNUMBER(SEARCH(keys;[.C4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79072}</text:p>
          </table:table-cell>
          <table:table-cell table:formula="of:=VLOOKUP([.E46];unique_categories;2;0)" office:value-type="string" office:string-value="F02" calcext:value-type="string">
            <text:p>F02</text:p>
          </table:table-cell>
          <table:table-cell table:formula="of:=INDEX(catagories;MATCH(1;ISNUMBER(SEARCH(keys;[.C46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79.55" calcext:value-type="float">
            <text:p>-79.55</text:p>
          </table:table-cell>
          <table:table-cell office:value-type="string" calcext:value-type="string">
            <text:p>PAYMENT TO MEDIBANK PRIVATE 006615426515</text:p>
          </table:table-cell>
          <table:table-cell table:formula="of:=VLOOKUP([.E47];unique_categories;2;0)" office:value-type="string" office:string-value="C01" calcext:value-type="string">
            <text:p>C01</text:p>
          </table:table-cell>
          <table:table-cell table:formula="of:=INDEX(catagories;MATCH(1;ISNUMBER(SEARCH(keys;[.C47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63.76" calcext:value-type="float">
            <text:p>-63.7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578384 <text:s/>TO 4564627119604502</text:p>
          </table:table-cell>
          <table:table-cell table:formula="of:=VLOOKUP([.E49];unique_categories;2;0)" office:value-type="string" office:string-value="F01" calcext:value-type="string">
            <text:p>F01</text:p>
          </table:table-cell>
          <table:table-cell table:formula="of:=INDEX(catagories;MATCH(1;ISNUMBER(SEARCH(keys;[.C4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34.68" calcext:value-type="float">
            <text:p>-34.68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50];unique_categories;2;0)" office:value-type="string" office:string-value="" calcext:value-type="error">
            <text:p>#N/A</text:p>
          </table:table-cell>
          <table:table-cell table:formula="of:=INDEX(catagories;MATCH(1;ISNUMBER(SEARCH(keys;[.C50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ANZ M-BANKING PAYMENT TRANSFER 750042 TO GRACE CHOI</text:p>
          </table:table-cell>
          <table:table-cell table:formula="of:=VLOOKUP([.E51];unique_categories;2;0)" office:value-type="string" office:string-value="F03" calcext:value-type="string">
            <text:p>F03</text:p>
          </table:table-cell>
          <table:table-cell table:formula="of:=INDEX(catagories;MATCH(1;ISNUMBER(SEARCH(keys;[.C51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94804 <text:s/>TO <text:s/>014536587763751</text:p>
          </table:table-cell>
          <table:table-cell table:formula="of:=VLOOKUP([.E52];unique_categories;2;0)" office:value-type="string" office:string-value="F02" calcext:value-type="string">
            <text:p>F02</text:p>
          </table:table-cell>
          <table:table-cell table:formula="of:=INDEX(catagories;MATCH(1;ISNUMBER(SEARCH(keys;[.C5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1783.05" calcext:value-type="float">
            <text:p>1783.0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53];unique_categories;2;0)" office:value-type="string" office:string-value="G01" calcext:value-type="string">
            <text:p>G01</text:p>
          </table:table-cell>
          <table:table-cell table:formula="of:=INDEX(catagories;MATCH(1;ISNUMBER(SEARCH(keys;[.C5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965.84" calcext:value-type="float">
            <text:p>965.84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4];unique_categories;2;0)" office:value-type="string" office:string-value="G01" calcext:value-type="string">
            <text:p>G01</text:p>
          </table:table-cell>
          <table:table-cell table:formula="of:=INDEX(catagories;MATCH(1;ISNUMBER(SEARCH(keys;[.C5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43.44" calcext:value-type="float">
            <text:p>-43.44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55];unique_categories;2;0)" office:value-type="string" office:string-value="D01" calcext:value-type="string">
            <text:p>D01</text:p>
          </table:table-cell>
          <table:table-cell table:formula="of:=INDEX(catagories;MATCH(1;ISNUMBER(SEARCH(keys;[.C5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VISA DEBIT PURCHASE CARD 7079 MCDONALDS PACIFIC PIN PACIFIC PINES</text:p>
          </table:table-cell>
          <table:table-cell table:formula="of:=VLOOKUP([.E56];unique_categories;2;0)" office:value-type="string" office:string-value="D05" calcext:value-type="string">
            <text:p>D05</text:p>
          </table:table-cell>
          <table:table-cell table:formula="of:=INDEX(catagories;MATCH(1;ISNUMBER(SEARCH(keys;[.C5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23.8" calcext:value-type="float">
            <text:p>-23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Z M-BANKING FUNDS TFER TRANSFER 901352 <text:s/>FROM <text:s text:c="6"/>587763751</text:p>
          </table:table-cell>
          <table:table-cell table:formula="of:=VLOOKUP([.E58];unique_categories;2;0)" office:value-type="string" office:string-value="G02" calcext:value-type="string">
            <text:p>G02</text:p>
          </table:table-cell>
          <table:table-cell table:formula="of:=INDEX(catagories;MATCH(1;ISNUMBER(SEARCH(keys;[.C58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VISA DEBIT PURCHASE CARD 7079 PARKWOOD INTERNATION PARKWOOD</text:p>
          </table:table-cell>
          <table:table-cell table:formula="of:=VLOOKUP([.E59];unique_categories;2;0)" office:value-type="string" office:string-value="" calcext:value-type="error">
            <text:p>#N/A</text:p>
          </table:table-cell>
          <table:table-cell table:formula="of:=INDEX(catagories;MATCH(1;ISNUMBER(SEARCH(keys;[.C59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60];unique_categories;2;0)" office:value-type="string" office:string-value="D09" calcext:value-type="string">
            <text:p>D09</text:p>
          </table:table-cell>
          <table:table-cell table:formula="of:=INDEX(catagories;MATCH(1;ISNUMBER(SEARCH(keys;[.C60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4.83" calcext:value-type="float">
            <text:p>-14.8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VISA DEBIT PURCHASE CARD 7079 KFC HELENSVALE F/C HELENSVALE</text:p>
          </table:table-cell>
          <table:table-cell table:formula="of:=VLOOKUP([.E62];unique_categories;2;0)" office:value-type="string" office:string-value="" calcext:value-type="error">
            <text:p>#N/A</text:p>
          </table:table-cell>
          <table:table-cell table:formula="of:=INDEX(catagories;MATCH(1;ISNUMBER(SEARCH(keys;[.C62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7.22" calcext:value-type="float">
            <text:p>-17.2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ANZ M-BANKING FUNDS TFER TRANSFER 652989 <text:s/>TO <text:s/>014536587763751</text:p>
          </table:table-cell>
          <table:table-cell table:formula="of:=VLOOKUP([.E64];unique_categories;2;0)" office:value-type="string" office:string-value="F02" calcext:value-type="string">
            <text:p>F02</text:p>
          </table:table-cell>
          <table:table-cell table:formula="of:=INDEX(catagories;MATCH(1;ISNUMBER(SEARCH(keys;[.C6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52436}</text:p>
          </table:table-cell>
          <table:table-cell table:formula="of:=VLOOKUP([.E65];unique_categories;2;0)" office:value-type="string" office:string-value="F02" calcext:value-type="string">
            <text:p>F02</text:p>
          </table:table-cell>
          <table:table-cell table:formula="of:=INDEX(catagories;MATCH(1;ISNUMBER(SEARCH(keys;[.C6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02420729143V</text:p>
          </table:table-cell>
          <table:table-cell table:formula="of:=VLOOKUP([.E66];unique_categories;2;0)" office:value-type="string" office:string-value="F99" calcext:value-type="string">
            <text:p>F99</text:p>
          </table:table-cell>
          <table:table-cell table:formula="of:=INDEX(catagories;MATCH(1;ISNUMBER(SEARCH(keys;[.C6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653277}</text:p>
          </table:table-cell>
          <table:table-cell table:formula="of:=VLOOKUP([.E67];unique_categories;2;0)" office:value-type="string" office:string-value="A04" calcext:value-type="string">
            <text:p>A04</text:p>
          </table:table-cell>
          <table:table-cell table:formula="of:=INDEX(catagories;MATCH(1;ISNUMBER(SEARCH(keys;[.C67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652164 <text:s/>TO 4564627119604502</text:p>
          </table:table-cell>
          <table:table-cell table:formula="of:=VLOOKUP([.E68];unique_categories;2;0)" office:value-type="string" office:string-value="F01" calcext:value-type="string">
            <text:p>F01</text:p>
          </table:table-cell>
          <table:table-cell table:formula="of:=INDEX(catagories;MATCH(1;ISNUMBER(SEARCH(keys;[.C6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L7Y117DA</text:p>
          </table:table-cell>
          <table:table-cell table:formula="of:=VLOOKUP([.E69];unique_categories;2;0)" office:value-type="string" office:string-value="C04" calcext:value-type="string">
            <text:p>C04</text:p>
          </table:table-cell>
          <table:table-cell table:formula="of:=INDEX(catagories;MATCH(1;ISNUMBER(SEARCH(keys;[.C69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02420729145K</text:p>
          </table:table-cell>
          <table:table-cell table:formula="of:=VLOOKUP([.E70];unique_categories;2;0)" office:value-type="string" office:string-value="F99" calcext:value-type="string">
            <text:p>F99</text:p>
          </table:table-cell>
          <table:table-cell table:formula="of:=INDEX(catagories;MATCH(1;ISNUMBER(SEARCH(keys;[.C7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6.47" calcext:value-type="float">
            <text:p>-6.4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971.03" calcext:value-type="float">
            <text:p>971.0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3];unique_categories;2;0)" office:value-type="string" office:string-value="G01" calcext:value-type="string">
            <text:p>G01</text:p>
          </table:table-cell>
          <table:table-cell table:formula="of:=INDEX(catagories;MATCH(1;ISNUMBER(SEARCH(keys;[.C7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9.99" calcext:value-type="float">
            <text:p>-39.99</text:p>
          </table:table-cell>
          <table:table-cell office:value-type="string" calcext:value-type="string">
            <text:p>VISA DEBIT PURCHASE CARD 7079 BUNNINGS 635000 SOUTHPORT</text:p>
          </table:table-cell>
          <table:table-cell table:formula="of:=VLOOKUP([.E74];unique_categories;2;0)" office:value-type="string" office:string-value="A05" calcext:value-type="string">
            <text:p>A05</text:p>
          </table:table-cell>
          <table:table-cell table:formula="of:=INDEX(catagories;MATCH(1;ISNUMBER(SEARCH(keys;[.C74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7.65" calcext:value-type="float">
            <text:p>-37.65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76];unique_categories;2;0)" office:value-type="string" office:string-value="D01" calcext:value-type="string">
            <text:p>D01</text:p>
          </table:table-cell>
          <table:table-cell table:formula="of:=INDEX(catagories;MATCH(1;ISNUMBER(SEARCH(keys;[.C7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7];unique_categories;2;0)" office:value-type="string" office:string-value="D01" calcext:value-type="string">
            <text:p>D01</text:p>
          </table:table-cell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GOLD COAST CITY 3350 SURFERS PARAD</text:p>
          </table:table-cell>
          <table:table-cell table:formula="of:=VLOOKUP([.E78];unique_categories;2;0)" office:value-type="string" office:string-value="" calcext:value-type="error">
            <text:p>#N/A</text:p>
          </table:table-cell>
          <table:table-cell table:formula="of:=INDEX(catagories;MATCH(1;ISNUMBER(SEARCH(keys;[.C78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9.2" calcext:value-type="float">
            <text:p>-19.2</text:p>
          </table:table-cell>
          <table:table-cell office:value-type="string" calcext:value-type="string">
            <text:p>VISA DEBIT PURCHASE CARD 7079 BUNNINGS 397000 ARUNDEL</text:p>
          </table:table-cell>
          <table:table-cell table:formula="of:=VLOOKUP([.E79];unique_categories;2;0)" office:value-type="string" office:string-value="A05" calcext:value-type="string">
            <text:p>A05</text:p>
          </table:table-cell>
          <table:table-cell table:formula="of:=INDEX(catagories;MATCH(1;ISNUMBER(SEARCH(keys;[.C79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33.96" calcext:value-type="float">
            <text:p>-33.96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80];unique_categories;2;0)" office:value-type="string" office:string-value="" calcext:value-type="error">
            <text:p>#N/A</text:p>
          </table:table-cell>
          <table:table-cell table:formula="of:=INDEX(catagories;MATCH(1;ISNUMBER(SEARCH(keys;[.C80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ISA DEBIT PURCHASE CARD 7079 STRIKE AUSTRALIA PTY SURFERS PARAD</text:p>
          </table:table-cell>
          <table:table-cell table:formula="of:=VLOOKUP([.E81];unique_categories;2;0)" office:value-type="string" office:string-value="" calcext:value-type="error">
            <text:p>#N/A</text:p>
          </table:table-cell>
          <table:table-cell table:formula="of:=INDEX(catagories;MATCH(1;ISNUMBER(SEARCH(keys;[.C81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79.33" calcext:value-type="float">
            <text:p>-79.3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PAYMENT TRANSFER 134937 TO KEVIN LEE</text:p>
          </table:table-cell>
          <table:table-cell table:formula="of:=VLOOKUP([.E83];unique_categories;2;0)" office:value-type="string" office:string-value="F03" calcext:value-type="string">
            <text:p>F03</text:p>
          </table:table-cell>
          <table:table-cell table:formula="of:=INDEX(catagories;MATCH(1;ISNUMBER(SEARCH(keys;[.C83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85" calcext:value-type="float">
            <text:p>-16.85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25" calcext:value-type="float">
            <text:p>-16.2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5];unique_categories;2;0)" office:value-type="string" office:string-value="D01" calcext:value-type="string">
            <text:p>D01</text:p>
          </table:table-cell>
          <table:table-cell table:formula="of:=INDEX(catagories;MATCH(1;ISNUMBER(SEARCH(keys;[.C8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25717 TO DHC <text:s/>INVESTMENT</text:p>
          </table:table-cell>
          <table:table-cell table:formula="of:=VLOOKUP([.E86];unique_categories;2;0)" office:value-type="string" office:string-value="A02" calcext:value-type="string">
            <text:p>A02</text:p>
          </table:table-cell>
          <table:table-cell table:formula="of:=INDEX(catagories;MATCH(1;ISNUMBER(SEARCH(keys;[.C86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ANZ M-BANKING FUNDS TFER TRANSFER 224821 <text:s/>TO <text:s/>014536587763751</text:p>
          </table:table-cell>
          <table:table-cell table:formula="of:=VLOOKUP([.E87];unique_categories;2;0)" office:value-type="string" office:string-value="F02" calcext:value-type="string">
            <text:p>F02</text:p>
          </table:table-cell>
          <table:table-cell table:formula="of:=INDEX(catagories;MATCH(1;ISNUMBER(SEARCH(keys;[.C87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226640}</text:p>
          </table:table-cell>
          <table:table-cell table:formula="of:=VLOOKUP([.E88];unique_categories;2;0)" office:value-type="string" office:string-value="F02" calcext:value-type="string">
            <text:p>F02</text:p>
          </table:table-cell>
          <table:table-cell table:formula="of:=INDEX(catagories;MATCH(1;ISNUMBER(SEARCH(keys;[.C88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25023 <text:s/>TO 4564627119604502</text:p>
          </table:table-cell>
          <table:table-cell table:formula="of:=VLOOKUP([.E89];unique_categories;2;0)" office:value-type="string" office:string-value="F01" calcext:value-type="string">
            <text:p>F01</text:p>
          </table:table-cell>
          <table:table-cell table:formula="of:=INDEX(catagories;MATCH(1;ISNUMBER(SEARCH(keys;[.C8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2.01" calcext:value-type="float">
            <text:p>-22.0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0];unique_categories;2;0)" office:value-type="string" office:string-value="D01" calcext:value-type="string">
            <text:p>D01</text:p>
          </table:table-cell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ANZ M-BANKING PAYMENT TRANSFER 460577 TO QAHS GENERAL ACCOUNT</text:p>
          </table:table-cell>
          <table:table-cell table:formula="of:=VLOOKUP([.E91];unique_categories;2;0)" office:value-type="string" office:string-value="D04" calcext:value-type="string">
            <text:p>D04</text:p>
          </table:table-cell>
          <table:table-cell table:formula="of:=INDEX(catagories;MATCH(1;ISNUMBER(SEARCH(keys;[.C91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99.99" calcext:value-type="float">
            <text:p>-99.99</text:p>
          </table:table-cell>
          <table:table-cell office:value-type="string" calcext:value-type="string">
            <text:p>PAYMENT TO VODAFONE <text:s text:c="8"/>T3 137AA0 15</text:p>
          </table:table-cell>
          <table:table-cell table:formula="of:=VLOOKUP([.E92];unique_categories;2;0)" office:value-type="string" office:string-value="D11" calcext:value-type="string">
            <text:p>D11</text:p>
          </table:table-cell>
          <table:table-cell table:formula="of:=INDEX(catagories;MATCH(1;ISNUMBER(SEARCH(keys;[.C92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1.65" calcext:value-type="float">
            <text:p>-11.6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94];unique_categories;2;0)" office:value-type="string" office:string-value="D01" calcext:value-type="string">
            <text:p>D01</text:p>
          </table:table-cell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911.15" calcext:value-type="float">
            <text:p>911.1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95];unique_categories;2;0)" office:value-type="string" office:string-value="G01" calcext:value-type="string">
            <text:p>G01</text:p>
          </table:table-cell>
          <table:table-cell table:formula="of:=INDEX(catagories;MATCH(1;ISNUMBER(SEARCH(keys;[.C95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50.87" calcext:value-type="float">
            <text:p>-50.87</text:p>
          </table:table-cell>
          <table:table-cell office:value-type="string" calcext:value-type="string">
            <text:p>EFTPOS EG FUELCO <text:s text:c="6"/>2229\HELENSVALE QLD <text:s text:c="2"/>AU</text:p>
          </table:table-cell>
          <table:table-cell table:formula="of:=VLOOKUP([.E96];unique_categories;2;0)" office:value-type="string" office:string-value="" calcext:value-type="error">
            <text:p>#N/A</text:p>
          </table:table-cell>
          <table:table-cell table:formula="of:=INDEX(catagories;MATCH(1;ISNUMBER(SEARCH(keys;[.C96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NZ PHONE BANKING BPAY JUSTICE SPER <text:s text:c="17"/>{925490}</text:p>
          </table:table-cell>
          <table:table-cell table:formula="of:=VLOOKUP([.E97];unique_categories;2;0)" office:value-type="string" office:string-value="B07" calcext:value-type="string">
            <text:p>B07</text:p>
          </table:table-cell>
          <table:table-cell table:formula="of:=INDEX(catagories;MATCH(1;ISNUMBER(SEARCH(keys;[.C9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8];unique_categories;2;0)" office:value-type="string" office:string-value="D01" calcext:value-type="string">
            <text:p>D01</text:p>
          </table:table-cell>
          <table:table-cell table:formula="of:=INDEX(catagories;MATCH(1;ISNUMBER(SEARCH(keys;[.C9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1200.62" calcext:value-type="float">
            <text:p>1200.62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9];unique_categories;2;0)" office:value-type="string" office:string-value="G01" calcext:value-type="string">
            <text:p>G01</text:p>
          </table:table-cell>
          <table:table-cell table:formula="of:=INDEX(catagories;MATCH(1;ISNUMBER(SEARCH(keys;[.C9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6.38" calcext:value-type="float">
            <text:p>-6.38</text:p>
          </table:table-cell>
          <table:table-cell office:value-type="string" calcext:value-type="string">
            <text:p>VISA DEBIT PURCHASE CARD 7079 SUPA IGA CRESTWOOD PL ASHMORE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1];unique_categories;2;0)" office:value-type="string" office:string-value="F04" calcext:value-type="string">
            <text:p>F04</text:p>
          </table:table-cell>
          <table:table-cell table:formula="of:=INDEX(catagories;MATCH(1;ISNUMBER(SEARCH(keys;[.C10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.3" calcext:value-type="float">
            <text:p>-13.3</text:p>
          </table:table-cell>
          <table:table-cell office:value-type="string" calcext:value-type="string">
            <text:p>EFTPOS WOOLWORTHS <text:s text:c="5"/>2620\SOUTHPORT PK QLD AU</text:p>
          </table:table-cell>
          <table:table-cell table:formula="of:=VLOOKUP([.E102];unique_categories;2;0)" office:value-type="string" office:string-value="D01" calcext:value-type="string">
            <text:p>D01</text:p>
          </table:table-cell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98.49" calcext:value-type="float">
            <text:p>-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82.29" calcext:value-type="float">
            <text:p>-82.29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82" calcext:value-type="float">
            <text:p>-11.82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04" calcext:value-type="float">
            <text:p>-11.04</text:p>
          </table:table-cell>
          <table:table-cell office:value-type="string" calcext:value-type="string">
            <text:p>EFTPOS PACIFIC FRESH FRUIT\BROADBEACH QLD <text:s text:c="3"/>AU</text:p>
          </table:table-cell>
          <table:table-cell table:formula="of:=VLOOKUP([.E107];unique_categories;2;0)" office:value-type="string" office:string-value="" calcext:value-type="error">
            <text:p>#N/A</text:p>
          </table:table-cell>
          <table:table-cell table:formula="of:=INDEX(catagories;MATCH(1;ISNUMBER(SEARCH(keys;[.C107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98.49" calcext:value-type="float">
            <text:p>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9];unique_categories;2;0)" office:value-type="string" office:string-value="F04" calcext:value-type="string">
            <text:p>F04</text:p>
          </table:table-cell>
          <table:table-cell table:formula="of:=INDEX(catagories;MATCH(1;ISNUMBER(SEARCH(keys;[.C10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9.77" calcext:value-type="float">
            <text:p>-39.77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0];unique_categories;2;0)" office:value-type="string" office:string-value="B01" calcext:value-type="string">
            <text:p>B01</text:p>
          </table:table-cell>
          <table:table-cell table:formula="of:=INDEX(catagories;MATCH(1;ISNUMBER(SEARCH(keys;[.C11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111];unique_categories;2;0)" office:value-type="string" office:string-value="" calcext:value-type="error">
            <text:p>#N/A</text:p>
          </table:table-cell>
          <table:table-cell table:formula="of:=INDEX(catagories;MATCH(1;ISNUMBER(SEARCH(keys;[.C111]));0)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2];unique_categories;2;0)" office:value-type="string" office:string-value="D01" calcext:value-type="string">
            <text:p>D01</text:p>
          </table:table-cell>
          <table:table-cell table:formula="of:=INDEX(catagories;MATCH(1;ISNUMBER(SEARCH(keys;[.C1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3];unique_categories;2;0)" office:value-type="string" office:string-value="D01" calcext:value-type="string">
            <text:p>D01</text:p>
          </table:table-cell>
          <table:table-cell table:formula="of:=INDEX(catagories;MATCH(1;ISNUMBER(SEARCH(keys;[.C1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4];unique_categories;2;0)" office:value-type="string" office:string-value="D01" calcext:value-type="string">
            <text:p>D01</text:p>
          </table:table-cell>
          <table:table-cell table:formula="of:=INDEX(catagories;MATCH(1;ISNUMBER(SEARCH(keys;[.C1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115];unique_categories;2;0)" office:value-type="string" office:string-value="B01" calcext:value-type="string">
            <text:p>B01</text:p>
          </table:table-cell>
          <table:table-cell table:formula="of:=INDEX(catagories;MATCH(1;ISNUMBER(SEARCH(keys;[.C115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.85" calcext:value-type="float">
            <text:p>-3.85</text:p>
          </table:table-cell>
          <table:table-cell office:value-type="string" calcext:value-type="string">
            <text:p>VISA DEBIT PURCHASE CARD 7079 BUNNINGS 397000 ARUNDEL</text:p>
          </table:table-cell>
          <table:table-cell table:number-columns-repeated="1016"/>
        </table:table-row>
        <table:table-row table:style-name="ro6" table:number-rows-repeated="104845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_03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7" table:number-columns-repeated="1010" table:default-cell-style-name="ce32"/>
        <table:table-column table:style-name="co7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VLOOKUP([.E4];unique_categories;2;0)" office:value-type="string" office:string-value="F02" calcext:value-type="string">
            <text:p>F02</text:p>
          </table:table-cell>
          <table:table-cell table:formula="of:=INDEX(catagories;MATCH(1;ISNUMBER(SEARCH(keys;[.C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VLOOKUP([.E5];unique_categories;2;0)" office:value-type="string" office:string-value="F02" calcext:value-type="string">
            <text:p>F02</text:p>
          </table:table-cell>
          <table:table-cell table:formula="of:=INDEX(catagories;MATCH(1;ISNUMBER(SEARCH(keys;[.C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VLOOKUP([.E6];unique_categories;2;0)" office:value-type="string" office:string-value="F99" calcext:value-type="string">
            <text:p>F99</text:p>
          </table:table-cell>
          <table:table-cell table:formula="of:=INDEX(catagories;MATCH(1;ISNUMBER(SEARCH(keys;[.C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VLOOKUP([.E7];unique_categories;2;0)" office:value-type="string" office:string-value="F01" calcext:value-type="string">
            <text:p>F01</text:p>
          </table:table-cell>
          <table:table-cell table:formula="of:=INDEX(catagories;MATCH(1;ISNUMBER(SEARCH(keys;[.C7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VLOOKUP([.E8];unique_categories;2;0)" office:value-type="string" office:string-value="C04" calcext:value-type="string">
            <text:p>C04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];unique_categories;2;0)" office:value-type="string" office:string-value="D01" calcext:value-type="string">
            <text:p>D01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VLOOKUP([.E10];unique_categories;2;0)" office:value-type="string" office:string-value="F99" calcext:value-type="string">
            <text:p>F99</text:p>
          </table:table-cell>
          <table:table-cell table:formula="of:=INDEX(catagories;MATCH(1;ISNUMBER(SEARCH(keys;[.C1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];unique_categories;2;0)" office:value-type="string" office:string-value="B01" calcext:value-type="string">
            <text:p>B01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2];unique_categories;2;0)" office:value-type="string" office:string-value="D01" calcext:value-type="string">
            <text:p>D01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14];unique_categories;2;0)" office:value-type="string" office:string-value="G01" calcext:value-type="string">
            <text:p>G01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VLOOKUP([.E15];unique_categories;2;0)" office:value-type="string" office:string-value="G02" calcext:value-type="string">
            <text:p>G02</text:p>
          </table:table-cell>
          <table:table-cell table:formula="of:=INDEX(catagories;MATCH(1;ISNUMBER(SEARCH(keys;[.C15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16];unique_categories;2;0)" office:value-type="string" office:string-value="D04" calcext:value-type="string">
            <text:p>D04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8];unique_categories;2;0)" office:value-type="string" office:string-value="F04" calcext:value-type="string">
            <text:p>F04</text:p>
          </table:table-cell>
          <table:table-cell table:formula="of:=INDEX(catagories;MATCH(1;ISNUMBER(SEARCH(keys;[.C1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9];unique_categories;2;0)" office:value-type="string" office:string-value="D01" calcext:value-type="string">
            <text:p>D01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1];unique_categories;2;0)" office:value-type="string" office:string-value="F04" calcext:value-type="string">
            <text:p>F04</text:p>
          </table:table-cell>
          <table:table-cell table:formula="of:=INDEX(catagories;MATCH(1;ISNUMBER(SEARCH(keys;[.C2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23];unique_categories;2;0)" office:value-type="string" office:string-value="D01" calcext:value-type="string">
            <text:p>D01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4];unique_categories;2;0)" office:value-type="string" office:string-value="F04" calcext:value-type="string">
            <text:p>F04</text:p>
          </table:table-cell>
          <table:table-cell table:formula="of:=INDEX(catagories;MATCH(1;ISNUMBER(SEARCH(keys;[.C2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26];unique_categories;2;0)" office:value-type="string" office:string-value="B01" calcext:value-type="string">
            <text:p>B01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VLOOKUP([.E27];unique_categories;2;0)" office:value-type="string" office:string-value="E99" calcext:value-type="string">
            <text:p>E99</text:p>
          </table:table-cell>
          <table:table-cell table:formula="of:=INDEX(catagories;MATCH(1;ISNUMBER(SEARCH(keys;[.C27]));0))" office:value-type="string" office:string-value="Entertainment -- Other" calcext:value-type="string">
            <text:p>Entertainment -- Other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8];unique_categories;2;0)" office:value-type="string" office:string-value="D01" calcext:value-type="string">
            <text:p>D01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VLOOKUP([.E29];unique_categories;2;0)" office:value-type="string" office:string-value="A02" calcext:value-type="string">
            <text:p>A02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VLOOKUP([.E30];unique_categories;2;0)" office:value-type="string" office:string-value="F02" calcext:value-type="string">
            <text:p>F02</text:p>
          </table:table-cell>
          <table:table-cell table:formula="of:=INDEX(catagories;MATCH(1;ISNUMBER(SEARCH(keys;[.C3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VLOOKUP([.E31];unique_categories;2;0)" office:value-type="string" office:string-value="F01" calcext:value-type="string">
            <text:p>F01</text:p>
          </table:table-cell>
          <table:table-cell table:formula="of:=INDEX(catagories;MATCH(1;ISNUMBER(SEARCH(keys;[.C31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32];unique_categories;2;0)" office:value-type="string" office:string-value="D05" calcext:value-type="string">
            <text:p>D05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7];unique_categories;2;0)" office:value-type="string" office:string-value="G01" calcext:value-type="string">
            <text:p>G01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38];unique_categories;2;0)" office:value-type="string" office:string-value="D08" calcext:value-type="string">
            <text:p>D08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9];unique_categories;2;0)" office:value-type="string" office:string-value="F04" calcext:value-type="string">
            <text:p>F04</text:p>
          </table:table-cell>
          <table:table-cell table:formula="of:=INDEX(catagories;MATCH(1;ISNUMBER(SEARCH(keys;[.C3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41];unique_categories;2;0)" office:value-type="string" office:string-value="G01" calcext:value-type="string">
            <text:p>G01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2];unique_categories;2;0)" office:value-type="string" office:string-value="D01" calcext:value-type="string">
            <text:p>D01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VLOOKUP([.E43];unique_categories;2;0)" office:value-type="string" office:string-value="G02" calcext:value-type="string">
            <text:p>G02</text:p>
          </table:table-cell>
          <table:table-cell table:formula="of:=INDEX(catagories;MATCH(1;ISNUMBER(SEARCH(keys;[.C43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VLOOKUP([.E45];unique_categories;2;0)" office:value-type="string" office:string-value="D99" calcext:value-type="string">
            <text:p>D99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46];unique_categories;2;0)" office:value-type="string" office:string-value="D05" calcext:value-type="string">
            <text:p>D05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VLOOKUP([.E47];unique_categories;2;0)" office:value-type="string" office:string-value="D01" calcext:value-type="string">
            <text:p>D01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VLOOKUP([.E51];unique_categories;2;0)" office:value-type="string" office:string-value="F99" calcext:value-type="string">
            <text:p>F99</text:p>
          </table:table-cell>
          <table:table-cell table:formula="of:=INDEX(catagories;MATCH(1;ISNUMBER(SEARCH(keys;[.C51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VLOOKUP([.E52];unique_categories;2;0)" office:value-type="string" office:string-value="A04" calcext:value-type="string">
            <text:p>A04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3];unique_categories;2;0)" office:value-type="string" office:string-value="D09" calcext:value-type="string">
            <text:p>D09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VLOOKUP([.E54];unique_categories;2;0)" office:value-type="string" office:string-value="D04" calcext:value-type="string">
            <text:p>D04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VLOOKUP([.E55];unique_categories;2;0)" office:value-type="string" office:string-value="F02" calcext:value-type="string">
            <text:p>F02</text:p>
          </table:table-cell>
          <table:table-cell table:formula="of:=INDEX(catagories;MATCH(1;ISNUMBER(SEARCH(keys;[.C5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VLOOKUP([.E56];unique_categories;2;0)" office:value-type="string" office:string-value="F01" calcext:value-type="string">
            <text:p>F01</text:p>
          </table:table-cell>
          <table:table-cell table:formula="of:=INDEX(catagories;MATCH(1;ISNUMBER(SEARCH(keys;[.C56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57];unique_categories;2;0)" office:value-type="string" office:string-value="B01" calcext:value-type="string">
            <text:p>B01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VLOOKUP([.E58];unique_categories;2;0)" office:value-type="string" office:string-value="C04" calcext:value-type="string">
            <text:p>C04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VLOOKUP([.E59];unique_categories;2;0)" office:value-type="string" office:string-value="F99" calcext:value-type="string">
            <text:p>F99</text:p>
          </table:table-cell>
          <table:table-cell table:formula="of:=INDEX(catagories;MATCH(1;ISNUMBER(SEARCH(keys;[.C59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4];unique_categories;2;0)" office:value-type="string" office:string-value="G01" calcext:value-type="string">
            <text:p>G01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5];unique_categories;2;0)" office:value-type="string" office:string-value="D01" calcext:value-type="string">
            <text:p>D01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66];unique_categories;2;0)" office:value-type="string" office:string-value="B01" calcext:value-type="string">
            <text:p>B01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68];unique_categories;2;0)" office:value-type="string" office:string-value="F04" calcext:value-type="string">
            <text:p>F04</text:p>
          </table:table-cell>
          <table:table-cell table:formula="of:=INDEX(catagories;MATCH(1;ISNUMBER(SEARCH(keys;[.C6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VLOOKUP([.E69];unique_categories;2;0)" office:value-type="string" office:string-value="C03" calcext:value-type="string">
            <text:p>C03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0];unique_categories;2;0)" office:value-type="string" office:string-value="B01" calcext:value-type="string">
            <text:p>B01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VLOOKUP([.E76];unique_categories;2;0)" office:value-type="string" office:string-value="B01" calcext:value-type="string">
            <text:p>B01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VLOOKUP([.E77];unique_categories;2;0)" office:value-type="string" office:string-value="D05" calcext:value-type="string">
            <text:p>D05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79];unique_categories;2;0)" office:value-type="string" office:string-value="D06" calcext:value-type="string">
            <text:p>D06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VLOOKUP([.E81];unique_categories;2;0)" office:value-type="string" office:string-value="A02" calcext:value-type="string">
            <text:p>A02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VLOOKUP([.E82];unique_categories;2;0)" office:value-type="string" office:string-value="F02" calcext:value-type="string">
            <text:p>F02</text:p>
          </table:table-cell>
          <table:table-cell table:formula="of:=INDEX(catagories;MATCH(1;ISNUMBER(SEARCH(keys;[.C8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VLOOKUP([.E83];unique_categories;2;0)" office:value-type="string" office:string-value="F01" calcext:value-type="string">
            <text:p>F01</text:p>
          </table:table-cell>
          <table:table-cell table:formula="of:=INDEX(catagories;MATCH(1;ISNUMBER(SEARCH(keys;[.C8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VLOOKUP([.E85];unique_categories;2;0)" office:value-type="string" office:string-value="B03" calcext:value-type="string">
            <text:p>B03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VLOOKUP([.E87];unique_categories;2;0)" office:value-type="string" office:string-value="B07" calcext:value-type="string">
            <text:p>B07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89];unique_categories;2;0)" office:value-type="string" office:string-value="G01" calcext:value-type="string">
            <text:p>G01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VLOOKUP([.E90];unique_categories;2;0)" office:value-type="string" office:string-value="F02" calcext:value-type="string">
            <text:p>F02</text:p>
          </table:table-cell>
          <table:table-cell table:formula="of:=INDEX(catagories;MATCH(1;ISNUMBER(SEARCH(keys;[.C9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2];unique_categories;2;0)" office:value-type="string" office:string-value="F04" calcext:value-type="string">
            <text:p>F04</text:p>
          </table:table-cell>
          <table:table-cell table:formula="of:=INDEX(catagories;MATCH(1;ISNUMBER(SEARCH(keys;[.C92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93];unique_categories;2;0)" office:value-type="string" office:string-value="D99" calcext:value-type="string">
            <text:p>D99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4];unique_categories;2;0)" office:value-type="string" office:string-value="F04" calcext:value-type="string">
            <text:p>F04</text:p>
          </table:table-cell>
          <table:table-cell table:formula="of:=INDEX(catagories;MATCH(1;ISNUMBER(SEARCH(keys;[.C9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98];unique_categories;2;0)" office:value-type="string" office:string-value="D04" calcext:value-type="string">
            <text:p>D04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VLOOKUP([.E99];unique_categories;2;0)" office:value-type="string" office:string-value="D03" calcext:value-type="string">
            <text:p>D03</text:p>
          </table:table-cell>
          <table:table-cell table:formula="of:=INDEX(catagories;MATCH(1;ISNUMBER(SEARCH(keys;[.C9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VLOOKUP([.E101];unique_categories;2;0)" office:value-type="string" office:string-value="D03" calcext:value-type="string">
            <text:p>D03</text:p>
          </table:table-cell>
          <table:table-cell table:formula="of:=INDEX(catagories;MATCH(1;ISNUMBER(SEARCH(keys;[.C101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102];unique_categories;2;0)" office:value-type="string" office:string-value="D05" calcext:value-type="string">
            <text:p>D05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VLOOKUP([.E109];unique_categories;2;0)" office:value-type="string" office:string-value="D01" calcext:value-type="string">
            <text:p>D01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10];unique_categories;2;0)" office:value-type="string" office:string-value="D01" calcext:value-type="string">
            <text:p>D01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VLOOKUP([.E111];unique_categories;2;0)" office:value-type="string" office:string-value="F02" calcext:value-type="string">
            <text:p>F02</text:p>
          </table:table-cell>
          <table:table-cell table:formula="of:=INDEX(catagories;MATCH(1;ISNUMBER(SEARCH(keys;[.C11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VLOOKUP([.E112];unique_categories;2;0)" office:value-type="string" office:string-value="F99" calcext:value-type="string">
            <text:p>F99</text:p>
          </table:table-cell>
          <table:table-cell table:formula="of:=INDEX(catagories;MATCH(1;ISNUMBER(SEARCH(keys;[.C11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VLOOKUP([.E113];unique_categories;2;0)" office:value-type="string" office:string-value="F01" calcext:value-type="string">
            <text:p>F01</text:p>
          </table:table-cell>
          <table:table-cell table:formula="of:=INDEX(catagories;MATCH(1;ISNUMBER(SEARCH(keys;[.C11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VLOOKUP([.E114];unique_categories;2;0)" office:value-type="string" office:string-value="C04" calcext:value-type="string">
            <text:p>C04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VLOOKUP([.E115];unique_categories;2;0)" office:value-type="string" office:string-value="F99" calcext:value-type="string">
            <text:p>F99</text:p>
          </table:table-cell>
          <table:table-cell table:formula="of:=INDEX(catagories;MATCH(1;ISNUMBER(SEARCH(keys;[.C11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-02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7" table:number-columns-repeated="1018" table:default-cell-style-name="ce32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4"/>
          <table:table-cell table:number-columns-repeated="4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4];unique_categories;2;0)" office:value-type="string" office:string-value="G01" calcext:value-type="string">
            <text:p>G01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VLOOKUP([.E7];unique_categories;2;0)" office:value-type="string" office:string-value="D01" calcext:value-type="string">
            <text:p>D01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];unique_categories;2;0)" office:value-type="string" office:string-value="D01" calcext:value-type="string">
            <text:p>D01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9];unique_categories;2;0)" office:value-type="string" office:string-value="B01" calcext:value-type="string">
            <text:p>B01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VLOOKUP([.E10];unique_categories;2;0)" office:value-type="string" office:string-value="D99" calcext:value-type="string">
            <text:p>D99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2];unique_categories;2;0)" office:value-type="string" office:string-value="F04" calcext:value-type="string">
            <text:p>F04</text:p>
          </table:table-cell>
          <table:table-cell table:formula="of:=INDEX(catagories;MATCH(1;ISNUMBER(SEARCH(keys;[.C12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3];unique_categories;2;0)" office:value-type="string" office:string-value="F04" calcext:value-type="string">
            <text:p>F04</text:p>
          </table:table-cell>
          <table:table-cell table:formula="of:=INDEX(catagories;MATCH(1;ISNUMBER(SEARCH(keys;[.C13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VLOOKUP([.E19];unique_categories;2;0)" office:value-type="string" office:string-value="D06" calcext:value-type="string">
            <text:p>D06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VLOOKUP([.E21];unique_categories;2;0)" office:value-type="string" office:string-value="A02" calcext:value-type="string">
            <text:p>A02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VLOOKUP([.E22];unique_categories;2;0)" office:value-type="string" office:string-value="F02" calcext:value-type="string">
            <text:p>F02</text:p>
          </table:table-cell>
          <table:table-cell table:formula="of:=INDEX(catagories;MATCH(1;ISNUMBER(SEARCH(keys;[.C2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VLOOKUP([.E23];unique_categories;2;0)" office:value-type="string" office:string-value="F01" calcext:value-type="string">
            <text:p>F01</text:p>
          </table:table-cell>
          <table:table-cell table:formula="of:=INDEX(catagories;MATCH(1;ISNUMBER(SEARCH(keys;[.C23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24];unique_categories;2;0)" office:value-type="string" office:string-value="D05" calcext:value-type="string">
            <text:p>D05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6];unique_categories;2;0)" office:value-type="string" office:string-value="F04" calcext:value-type="string">
            <text:p>F04</text:p>
          </table:table-cell>
          <table:table-cell table:formula="of:=INDEX(catagories;MATCH(1;ISNUMBER(SEARCH(keys;[.C2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28];unique_categories;2;0)" office:value-type="string" office:string-value="G01" calcext:value-type="string">
            <text:p>G01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29];unique_categories;2;0)" office:value-type="string" office:string-value="D08" calcext:value-type="string">
            <text:p>D08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VLOOKUP([.E30];unique_categories;2;0)" office:value-type="string" office:string-value="A03" calcext:value-type="string">
            <text:p>A03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31];unique_categories;2;0)" office:value-type="string" office:string-value="D99" calcext:value-type="string">
            <text:p>D99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2];unique_categories;2;0)" office:value-type="string" office:string-value="G01" calcext:value-type="string">
            <text:p>G01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34];unique_categories;2;0)" office:value-type="string" office:string-value="C03" calcext:value-type="string">
            <text:p>C03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VLOOKUP([.E35];unique_categories;2;0)" office:value-type="string" office:string-value="C01" calcext:value-type="string">
            <text:p>C01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36];unique_categories;2;0)" office:value-type="string" office:string-value="D04" calcext:value-type="string">
            <text:p>D04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9];unique_categories;2;0)" office:value-type="string" office:string-value="D01" calcext:value-type="string">
            <text:p>D01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1];unique_categories;2;0)" office:value-type="string" office:string-value="D01" calcext:value-type="string">
            <text:p>D01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VLOOKUP([.E42];unique_categories;2;0)" office:value-type="string" office:string-value="F02" calcext:value-type="string">
            <text:p>F02</text:p>
          </table:table-cell>
          <table:table-cell table:formula="of:=INDEX(catagories;MATCH(1;ISNUMBER(SEARCH(keys;[.C4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VLOOKUP([.E43];unique_categories;2;0)" office:value-type="string" office:string-value="F99" calcext:value-type="string">
            <text:p>F99</text:p>
          </table:table-cell>
          <table:table-cell table:formula="of:=INDEX(catagories;MATCH(1;ISNUMBER(SEARCH(keys;[.C43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VLOOKUP([.E44];unique_categories;2;0)" office:value-type="string" office:string-value="A04" calcext:value-type="string">
            <text:p>A04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45];unique_categories;2;0)" office:value-type="string" office:string-value="D09" calcext:value-type="string">
            <text:p>D09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VLOOKUP([.E46];unique_categories;2;0)" office:value-type="string" office:string-value="F01" calcext:value-type="string">
            <text:p>F01</text:p>
          </table:table-cell>
          <table:table-cell table:formula="of:=INDEX(catagories;MATCH(1;ISNUMBER(SEARCH(keys;[.C46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8];unique_categories;2;0)" office:value-type="string" office:string-value="B01" calcext:value-type="string">
            <text:p>B01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VLOOKUP([.E49];unique_categories;2;0)" office:value-type="string" office:string-value="F99" calcext:value-type="string">
            <text:p>F99</text:p>
          </table:table-cell>
          <table:table-cell table:formula="of:=INDEX(catagories;MATCH(1;ISNUMBER(SEARCH(keys;[.C49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1];unique_categories;2;0)" office:value-type="string" office:string-value="D01" calcext:value-type="string">
            <text:p>D01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2];unique_categories;2;0)" office:value-type="string" office:string-value="G01" calcext:value-type="string">
            <text:p>G01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53];unique_categories;2;0)" office:value-type="string" office:string-value="C03" calcext:value-type="string">
            <text:p>C03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54];unique_categories;2;0)" office:value-type="string" office:string-value="F04" calcext:value-type="string">
            <text:p>F04</text:p>
          </table:table-cell>
          <table:table-cell table:formula="of:=INDEX(catagories;MATCH(1;ISNUMBER(SEARCH(keys;[.C54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55];unique_categories;2;0)" office:value-type="string" office:string-value="B01" calcext:value-type="string">
            <text:p>B01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6];unique_categories;2;0)" office:value-type="string" office:string-value="D01" calcext:value-type="string">
            <text:p>D01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58];unique_categories;2;0)" office:value-type="string" office:string-value="D01" calcext:value-type="string">
            <text:p>D01</text:p>
          </table:table-cell>
          <table:table-cell table:formula="of:=INDEX(catagories;MATCH(1;ISNUMBER(SEARCH(keys;[.C5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59];unique_categories;2;0)" office:value-type="string" office:string-value="D04" calcext:value-type="string">
            <text:p>D04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63];unique_categories;2;0)" office:value-type="string" office:string-value="D99" calcext:value-type="string">
            <text:p>D99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4];unique_categories;2;0)" office:value-type="string" office:string-value="D05" calcext:value-type="string">
            <text:p>D05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5];unique_categories;2;0)" office:value-type="string" office:string-value="D05" calcext:value-type="string">
            <text:p>D05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9];unique_categories;2;0)" office:value-type="string" office:string-value="D01" calcext:value-type="string">
            <text:p>D01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VLOOKUP([.E70];unique_categories;2;0)" office:value-type="string" office:string-value="A02" calcext:value-type="string">
            <text:p>A02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VLOOKUP([.E72];unique_categories;2;0)" office:value-type="string" office:string-value="F01" calcext:value-type="string">
            <text:p>F01</text:p>
          </table:table-cell>
          <table:table-cell table:formula="of:=INDEX(catagories;MATCH(1;ISNUMBER(SEARCH(keys;[.C72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VLOOKUP([.E73];unique_categories;2;0)" office:value-type="string" office:string-value="B07" calcext:value-type="string">
            <text:p>B07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6];unique_categories;2;0)" office:value-type="string" office:string-value="F04" calcext:value-type="string">
            <text:p>F04</text:p>
          </table:table-cell>
          <table:table-cell table:formula="of:=INDEX(catagories;MATCH(1;ISNUMBER(SEARCH(keys;[.C7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7];unique_categories;2;0)" office:value-type="string" office:string-value="B01" calcext:value-type="string">
            <text:p>B01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78];unique_categories;2;0)" office:value-type="string" office:string-value="D06" calcext:value-type="string">
            <text:p>D06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9];unique_categories;2;0)" office:value-type="string" office:string-value="G01" calcext:value-type="string">
            <text:p>G01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VLOOKUP([.E80];unique_categories;2;0)" office:value-type="string" office:string-value="D04" calcext:value-type="string">
            <text:p>D04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81];unique_categories;2;0)" office:value-type="string" office:string-value="D04" calcext:value-type="string">
            <text:p>D04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85];unique_categories;2;0)" office:value-type="string" office:string-value="G01" calcext:value-type="string">
            <text:p>G01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87];unique_categories;2;0)" office:value-type="string" office:string-value="B01" calcext:value-type="string">
            <text:p>B01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89];unique_categories;2;0)" office:value-type="string" office:string-value="D01" calcext:value-type="string">
            <text:p>D01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VLOOKUP([.E90];unique_categories;2;0)" office:value-type="string" office:string-value="D05" calcext:value-type="string">
            <text:p>D05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94];unique_categories;2;0)" office:value-type="string" office:string-value="D06" calcext:value-type="string">
            <text:p>D06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VLOOKUP([.E97];unique_categories;2;0)" office:value-type="string" office:string-value="F02" calcext:value-type="string">
            <text:p>F02</text:p>
          </table:table-cell>
          <table:table-cell table:formula="of:=INDEX(catagories;MATCH(1;ISNUMBER(SEARCH(keys;[.C97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VLOOKUP([.E98];unique_categories;2;0)" office:value-type="string" office:string-value="F99" calcext:value-type="string">
            <text:p>F99</text:p>
          </table:table-cell>
          <table:table-cell table:formula="of:=INDEX(catagories;MATCH(1;ISNUMBER(SEARCH(keys;[.C98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VLOOKUP([.E99];unique_categories;2;0)" office:value-type="string" office:string-value="F01" calcext:value-type="string">
            <text:p>F01</text:p>
          </table:table-cell>
          <table:table-cell table:formula="of:=INDEX(catagories;MATCH(1;ISNUMBER(SEARCH(keys;[.C99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VLOOKUP([.E101];unique_categories;2;0)" office:value-type="string" office:string-value="C04" calcext:value-type="string">
            <text:p>C04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VLOOKUP([.E102];unique_categories;2;0)" office:value-type="string" office:string-value="F99" calcext:value-type="string">
            <text:p>F99</text:p>
          </table:table-cell>
          <table:table-cell table:formula="of:=INDEX(catagories;MATCH(1;ISNUMBER(SEARCH(keys;[.C102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 table:number-rows-repeated="104847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catagories" table:target-range-address="Keywords.B2:Keywords.B57" table:on-update-keep-styles="true" table:on-update-keep-size="false"/>
        <table:database-range table:name="code" table:target-range-address="Keywords.C2:Keywords.C57" table:on-update-keep-styles="true" table:on-update-keep-size="false"/>
        <table:database-range table:name="keys" table:target-range-address="Keywords.A2:Keywords.A57" table:on-update-keep-styles="true" table:on-update-keep-size="false"/>
        <table:database-range table:name="unique_categories" table:target-range-address="Keywords.H2:Keywords.I28" table:on-update-keep-styles="true" table:on-update-keep-size="false"/>
        <table:database-range table:name="__Anonymous_Sheet_DB__0" table:target-range-address="category_lists.D1:category_lists.E51" table:orientation="column"/>
        <table:database-range table:name="__Anonymous_Sheet_DB__1" table:target-range-address="'Sub Category'.A1:'Sub Category'.A1048576" table:contains-header="false"/>
        <table:database-range table:name="__Anonymous_Sheet_DB__3" table:target-range-address="'Unique keywards'.B1:'Unique keywards'.B5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56:53.83124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5-26T00:25:40.077236433</dc:date>
    <meta:editing-cycles>23</meta:editing-cycles>
    <meta:editing-duration>PT4H35M56S</meta:editing-duration>
    <meta:generator>LibreOffice/6.2.3.2$Linux_X86_64 LibreOffice_project/20$Build-2</meta:generator>
    <meta:document-statistic meta:table-count="8" meta:cell-count="25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